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Lucida Sans" svg:font-family="'Lucida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0.3201in"/>
    </style:style>
    <style:style style:name="co3" style:family="table-column">
      <style:table-column-properties fo:break-before="auto" style:column-width="0.3709in"/>
    </style:style>
    <style:style style:name="co4" style:family="table-column">
      <style:table-column-properties fo:break-before="auto" style:column-width="0.4874in"/>
    </style:style>
    <style:style style:name="co5" style:family="table-column">
      <style:table-column-properties fo:break-before="auto" style:column-width="0.4126in"/>
    </style:style>
    <style:style style:name="co6" style:family="table-column">
      <style:table-column-properties fo:break-before="auto" style:column-width="0.3374in"/>
    </style:style>
    <style:style style:name="co7" style:family="table-column">
      <style:table-column-properties fo:break-before="auto" style:column-width="0.2618in"/>
    </style:style>
    <style:style style:name="co8" style:family="table-column">
      <style:table-column-properties fo:break-before="auto" style:column-width="0.2953in"/>
    </style:style>
    <style:style style:name="co9" style:family="table-column">
      <style:table-column-properties fo:break-before="auto" style:column-width="0.7382in"/>
    </style:style>
    <style:style style:name="co10" style:family="table-column">
      <style:table-column-properties fo:break-before="auto" style:column-width="0.7882in"/>
    </style:style>
    <style:style style:name="co11" style:family="table-column">
      <style:table-column-properties fo:break-before="auto" style:column-width="0.7217in"/>
    </style:style>
    <style:style style:name="co12" style:family="table-column">
      <style:table-column-properties fo:break-before="auto" style:column-width="0.7717in"/>
    </style:style>
    <style:style style:name="co13" style:family="table-column">
      <style:table-column-properties fo:break-before="auto" style:column-width="1.1811in"/>
    </style:style>
    <style:style style:name="co14" style:family="table-column">
      <style:table-column-properties fo:break-before="auto" style:column-width="0.9937in"/>
    </style:style>
    <style:style style:name="co15" style:family="table-column">
      <style:table-column-properties fo:break-before="auto" style:column-width="1.3783in"/>
    </style:style>
    <style:style style:name="co16" style:family="table-column">
      <style:table-column-properties fo:break-before="auto" style:column-width="1.5457in"/>
    </style:style>
    <style:style style:name="co17" style:family="table-column">
      <style:table-column-properties fo:break-before="auto" style:column-width="0.8807in"/>
    </style:style>
    <style:style style:name="co18" style:family="table-column">
      <style:table-column-properties fo:break-before="auto" style:column-width="0.8638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0.8134in"/>
    </style:style>
    <style:style style:name="co21" style:family="table-column">
      <style:table-column-properties fo:break-before="auto" style:column-width="1.3283in"/>
    </style:style>
    <style:style style:name="co22" style:family="table-column">
      <style:table-column-properties fo:break-before="auto" style:column-width="1.0693in"/>
    </style:style>
    <style:style style:name="co23" style:family="table-column">
      <style:table-column-properties fo:break-before="auto" style:column-width="0.2283in"/>
    </style:style>
    <style:style style:name="co24" style:family="table-column">
      <style:table-column-properties fo:break-before="auto" style:column-width="1.0362in"/>
    </style:style>
    <style:style style:name="co25" style:family="table-column">
      <style:table-column-properties fo:break-before="auto" style:column-width="0.9807in"/>
    </style:style>
    <style:style style:name="co26" style:family="table-column">
      <style:table-column-properties fo:break-before="auto" style:column-width="1.2445in"/>
    </style:style>
    <style:style style:name="co27" style:family="table-column">
      <style:table-column-properties fo:break-before="auto" style:column-width="1.2535in"/>
    </style:style>
    <style:style style:name="co28" style:family="table-column">
      <style:table-column-properties fo:break-before="auto" style:column-width="0.3118in"/>
    </style:style>
    <style:style style:name="co29" style:family="table-column">
      <style:table-column-properties fo:break-before="auto" style:column-width="1.248in"/>
    </style:style>
    <style:style style:name="co30" style:family="table-column">
      <style:table-column-properties fo:break-before="auto" style:column-width="1.0862in"/>
    </style:style>
    <style:style style:name="co31" style:family="table-column">
      <style:table-column-properties fo:break-before="auto" style:column-width="0.939in"/>
    </style:style>
    <style:style style:name="co32" style:family="table-column">
      <style:table-column-properties fo:break-before="auto" style:column-width="0.3591in"/>
    </style:style>
    <style:style style:name="co33" style:family="table-column">
      <style:table-column-properties fo:break-before="auto" style:column-width="0.2673in"/>
    </style:style>
    <style:style style:name="co34" style:family="table-column">
      <style:table-column-properties fo:break-before="auto" style:column-width="0.2839in"/>
    </style:style>
    <style:style style:name="co35" style:family="table-column">
      <style:table-column-properties fo:break-before="auto" style:column-width="0.7465in"/>
    </style:style>
    <style:style style:name="co36" style:family="table-column">
      <style:table-column-properties fo:break-before="auto" style:column-width="0.6047in"/>
    </style:style>
    <style:style style:name="co37" style:family="table-column">
      <style:table-column-properties fo:break-before="auto" style:column-width="0.6799in"/>
    </style:style>
    <style:style style:name="co38" style:family="table-column">
      <style:table-column-properties fo:break-before="auto" style:column-width="0.9055in"/>
    </style:style>
    <style:style style:name="co39" style:family="table-column">
      <style:table-column-properties fo:break-before="auto" style:column-width="0.8307in"/>
    </style:style>
    <style:style style:name="co40" style:family="table-column">
      <style:table-column-properties fo:break-before="auto" style:column-width="0.6217in"/>
    </style:style>
    <style:style style:name="co41" style:family="table-column">
      <style:table-column-properties fo:break-before="auto" style:column-width="0.663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/>
    </style:style>
    <style:style style:name="ce11" style:family="table-cell" style:parent-style-name="Default" style:data-style-name="N5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2pt" style:language-asian="hi" style:country-asian="IN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onsolas" fo:language="none" fo:country="none" style:language-asian="none" style:country-asian="none" style:language-complex="none" style:country-complex="none" style:font-name-asian="Consolas" style:font-name-complex="Consolas"/>
    </style:style>
    <style:style style:name="T3" style:family="text">
      <style:text-properties style:font-name="Consolas" fo:font-size="10pt" fo:font-weight="normal" fo:font-style="normal" style:font-name-asian="Consolas" style:font-name-complex="Consolas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21" table:default-cell-style-name="ce11"/>
        <table:table-row table:style-name="ro1">
          <table:table-cell office:value-type="string" calcext:value-type="string">
            <text:p>Winner: Woodpecker</text:p>
          </table:table-cell>
          <table:table-cell table:number-columns-repeated="2"/>
          <table:table-cell office:value-type="string" calcext:value-type="string">
            <text:p>Detail:</text:p>
          </table:table-cell>
          <table:table-cell table:number-columns-repeated="11"/>
          <table:table-cell table:style-name="Default" table:number-columns-repeated="7"/>
        </table:table-row>
        <table:table-row table:style-name="ro1">
          <table:table-cell table:number-columns-repeated="15"/>
          <table:table-cell table:style-name="Default" table:number-columns-repeated="7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14"/>
          <table:table-cell table:style-name="Default" table:number-columns-repeated="7"/>
        </table:table-row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HGP</text:p>
          </table:table-cell>
          <table:table-cell office:value-type="string" calcext:value-type="string">
            <text:p>HW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HOTL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GP</text:p>
          </table:table-cell>
          <table:table-cell table:style-name="Default" office:value-type="string" calcext:value-type="string">
            <text:p>AW</text:p>
          </table:table-cell>
          <table:table-cell table:style-name="Default" office:value-type="string" calcext:value-type="string">
            <text:p>AL</text:p>
          </table:table-cell>
          <table:table-cell table:style-name="Default" office:value-type="string" calcext:value-type="string">
            <text:p>AOTL</text:p>
          </table:table-cell>
          <table:table-cell table:style-name="Default" office:value-type="string" calcext:value-type="string">
            <text:p>AP</text:p>
          </table:table-cell>
          <table:table-cell table:style-name="Default" office:value-type="string" calcext:value-type="string">
            <text:p>point_percentage</text:p>
          </table:table-cell>
          <table:table-cell table:style-name="Default" table:number-columns-repeated="2"/>
        </table:table-row>
        <table:table-row table:style-name="ro1">
          <table:table-cell table:style-name="ce8" office:value-type="string" calcext:value-type="string">
            <text:p>8 Woodpecker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6.6667" calcext:value-type="float">
            <text:p>66.6667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6 Oriole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8.3333" calcext:value-type="float">
            <text:p>58.3333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7 Robin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4.1667" calcext:value-type="float">
            <text:p>54.1667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5 Cardinal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-14" calcext:value-type="float">
            <text:p>-1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9.1667" calcext:value-type="float">
            <text:p>29.1667</text:p>
          </table:table-cell>
          <table:table-cell table:number-columns-repeated="2"/>
        </table:table-row>
        <table:table-row table:style-name="ro1">
          <table:table-cell table:style-name="ce8" table:number-columns-repeated="15"/>
          <table:table-cell table:style-name="Default" table:number-columns-repeated="7"/>
        </table:table-row>
        <table:table-row table:style-name="ro1">
          <table:table-cell office:value-type="string" calcext:value-type="string">
            <text:p>Tiebreaker: Tiebreaker decided by Points, Wins, Goal Diff, Goals For, Head to head outcome, Two game playoff</text:p>
          </table:table-cell>
          <table:table-cell table:style-name="ce8" table:number-columns-repeated="14"/>
          <table:table-cell table:style-name="Default" office:value-type="string" calcext:value-type="string">
            <text:p>GAMES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Started: 6/6/21</text:p>
          </table:table-cell>
          <table:table-cell table:style-name="ce8" table:number-columns-repeated="14"/>
          <table:table-cell table:style-name="Default" office:value-type="string" calcext:value-type="string">
            <text:p>home_team</text:p>
          </table:table-cell>
          <table:table-cell table:style-name="Default" office:value-type="string" calcext:value-type="string">
            <text:p>away_team</text:p>
          </table:table-cell>
          <table:table-cell table:style-name="Default" office:value-type="string" calcext:value-type="string">
            <text:p>home_score</text:p>
          </table:table-cell>
          <table:table-cell table:style-name="Default" office:value-type="string" calcext:value-type="string">
            <text:p>away_score</text:p>
          </table:table-cell>
          <table:table-cell table:style-name="Default" office:value-type="string" calcext:value-type="string">
            <text:p>ending_period</text:p>
          </table:table-cell>
          <table:table-cell table:style-name="Default" office:value-type="string" calcext:value-type="string">
            <text:p>home_wins</text:p>
          </table:table-cell>
          <table:table-cell table:style-name="Default" office:value-type="string" calcext:value-type="string">
            <text:p>played</text:p>
          </table:table-cell>
        </table:table-row>
        <table:table-row table:style-name="ro1">
          <table:table-cell office:value-type="string" calcext:value-type="string">
            <text:p>Finished: 6/10/21</text:p>
          </table:table-cell>
          <table:table-cell table:style-name="ce8"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6-06T18:22:25" calcext:value-type="date">
            <text:p>06/06/21 06:22 PM</text:p>
          </table:table-cell>
        </table:table-row>
        <table:table-row table:style-name="ro1">
          <table:table-cell table:style-name="ce9" office:value-type="string" calcext:value-type="string">
            <text:p><text:span text:style-name="T1">Speed: </text:span><text:span text:style-name="T2">gameplayTickMilli = 1000, shootoutSec = 40</text:span></text:p>
          </table:table-cell>
          <table:table-cell table:style-name="ce8"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6 Oriol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6-06T19:40:30" calcext:value-type="date">
            <text:p>06/06/21 07:40 PM</text:p>
          </table:table-cell>
        </table:table-row>
        <table:table-row table:style-name="ro1">
          <table:table-cell table:style-name="ce8"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7 Robi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6-06T21:28:53" calcext:value-type="date">
            <text:p>06/06/21 09:28 PM</text:p>
          </table:table-cell>
        </table:table-row>
        <table:table-row table:style-name="ro1">
          <table:table-cell table:style-name="ce8"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5 Cardina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6-06T22:40:55" calcext:value-type="date">
            <text:p>06/06/21 10:40 PM</text:p>
          </table:table-cell>
        </table:table-row>
        <table:table-row table:style-name="ro1">
          <table:table-cell table:style-name="ce8"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6 Orio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6-07T11:37:11" calcext:value-type="date">
            <text:p>06/07/21 11:37 AM</text:p>
          </table:table-cell>
        </table:table-row>
        <table:table-row table:style-name="ro1">
          <table:table-cell office:value-type="string" calcext:value-type="string">
            <text:p>-- standing</text:p>
          </table:table-cell>
          <table:table-cell table:style-name="ce8"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6-07T12:43:43" calcext:value-type="date">
            <text:p>06/07/21 12:43 PM</text:p>
          </table:table-cell>
        </table:table-row>
        <table:table-row table:style-name="ro1">
          <table:table-cell office:value-type="string" calcext:value-type="string">
            <text:p>SELECT concat(concat(t.id, ' '), t.name) as team, s.gp, s.win, s.loss, s.otloss, s.point, s.gf, s.ga, s.gf - s.ga as diff, s.home_gp, s.home_win, s.home_loss, s.home_otloss, s.home_point, s.away_gp, s.away_win, s.away_loss, s.away_otloss, s.away_point, s.point / (s.gp * 2) * 100 as point_percentage </text:p>
          </table:table-cell>
          <table:table-cell table:style-name="ce8"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6-10T17:29:53" calcext:value-type="date">
            <text:p>06/10/21 05:29 PM</text:p>
          </table:table-cell>
        </table:table-row>
        <table:table-row table:style-name="ro1">
          <table:table-cell office:value-type="string" calcext:value-type="string">
            <text:p>FROM standing s join team t on s.team_id = t.id where s.season_id = 1</text:p>
          </table:table-cell>
          <table:table-cell table:style-name="ce8"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6-07T16:34:43" calcext:value-type="date">
            <text:p>06/07/21 04:34 PM</text:p>
          </table:table-cell>
        </table:table-row>
        <table:table-row table:style-name="ro1">
          <table:table-cell office:value-type="string" calcext:value-type="string">
            <text:p>order by point desc, win desc, diff desc</text:p>
          </table:table-cell>
          <table:table-cell table:style-name="ce8"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6-07T17:39:11" calcext:value-type="date">
            <text:p>06/07/21 05:39 PM</text:p>
          </table:table-cell>
        </table:table-row>
        <table:table-row table:style-name="ro1">
          <table:table-cell/>
          <table:table-cell table:style-name="ce8"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6-08T11:29:59" calcext:value-type="date">
            <text:p>06/08/21 11:29 AM</text:p>
          </table:table-cell>
        </table:table-row>
        <table:table-row table:style-name="ro1">
          <table:table-cell office:value-type="string" calcext:value-type="string">
            <text:p>-- game</text:p>
          </table:table-cell>
          <table:table-cell table:style-name="ce8"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6-08T12:31:11" calcext:value-type="date">
            <text:p>06/08/21 12:31 PM</text:p>
          </table:table-cell>
        </table:table-row>
        <table:table-row table:style-name="ro1">
          <table:table-cell office:value-type="string" calcext:value-type="string">
            <text:p>SELECT (SELECT concat(concat(id, ' '), name) FROM team t WHERE t.id = g.home_team_id) as home_team, (SELECT concat(concat(id, ' '), name) FROM team t WHERE t.id = g.away_team_id) as away_team,</text:p>
          </table:table-cell>
          <table:table-cell table:style-name="ce8"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6-08T13:32:10" calcext:value-type="date">
            <text:p>06/08/21 01:32 PM</text:p>
          </table:table-cell>
        </table:table-row>
        <table:table-row table:style-name="ro1">
          <table:table-cell office:value-type="string" calcext:value-type="string">
            <text:p>home_score, away_score, ending_period, home_score &gt; away_score as home_wins, updated as played FROM game g where g.season_id = 1</text:p>
          </table:table-cell>
          <table:table-cell table:style-name="ce8"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6-08T14:33:21" calcext:value-type="date">
            <text:p>06/08/21 02:33 PM</text:p>
          </table:table-cell>
        </table:table-row>
        <table:table-row table:style-name="ro1">
          <table:table-cell office:value-type="string" calcext:value-type="string">
            <text:p>-- and (home_team_id = 4 or away_team_id = 4)</text:p>
          </table:table-cell>
          <table:table-cell table:style-name="ce8"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7 Robin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6-08T15:50:02" calcext:value-type="date">
            <text:p>06/08/21 03:50 PM</text:p>
          </table:table-cell>
        </table:table-row>
        <table:table-row table:style-name="ro1">
          <table:table-cell office:value-type="string" calcext:value-type="string">
            <text:p>-- and ending_period is not null order by id desc</text:p>
          </table:table-cell>
          <table:table-cell table:style-name="ce8"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8 Woodpecke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6-09T12:22:30" calcext:value-type="date">
            <text:p>06/09/21 12:22 PM</text:p>
          </table:table-cell>
        </table:table-row>
        <table:table-row table:style-name="ro1">
          <table:table-cell/>
          <table:table-cell table:style-name="ce8"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6 Orio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6-09T13:23:36" calcext:value-type="date">
            <text:p>06/09/21 01:23 PM</text:p>
          </table:table-cell>
        </table:table-row>
        <table:table-row table:style-name="ro1">
          <table:table-cell/>
          <table:table-cell table:style-name="ce8"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7 Robi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6-09T14:27:22" calcext:value-type="date">
            <text:p>06/09/21 02:27 PM</text:p>
          </table:table-cell>
        </table:table-row>
        <table:table-row table:style-name="ro1">
          <table:table-cell/>
          <table:table-cell table:style-name="ce8"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5 Cardina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6-09T15:29:20" calcext:value-type="date">
            <text:p>06/09/21 03:29 PM</text:p>
          </table:table-cell>
        </table:table-row>
        <table:table-row table:style-name="ro1">
          <table:table-cell table:style-name="ce8"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6-09T16:44:00" calcext:value-type="date">
            <text:p>06/09/21 04:44 PM</text:p>
          </table:table-cell>
        </table:table-row>
        <table:table-row table:style-name="ro1">
          <table:table-cell table:style-name="ce8"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6-10T11:34:03" calcext:value-type="date">
            <text:p>06/10/21 11:34 AM</text:p>
          </table:table-cell>
        </table:table-row>
        <table:table-row table:style-name="ro1">
          <table:table-cell table:style-name="ce8"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6-10T12:35:25" calcext:value-type="date">
            <text:p>06/10/21 12:35 PM</text:p>
          </table:table-cell>
        </table:table-row>
        <table:table-row table:style-name="ro1">
          <table:table-cell table:style-name="ce8"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6-10T13:37:16" calcext:value-type="date">
            <text:p>06/10/21 01:37 PM</text:p>
          </table:table-cell>
        </table:table-row>
        <table:table-row table:style-name="ro1">
          <table:table-cell table:style-name="ce8"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6-10T14:38:28" calcext:value-type="date">
            <text:p>06/10/21 02:38 PM</text:p>
          </table:table-cell>
        </table:table-row>
        <table:table-row table:style-name="ro1">
          <table:table-cell table:style-name="ce8"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6-10T15:51:58" calcext:value-type="date">
            <text:p>06/10/21 03:51 PM</text:p>
          </table:table-cell>
        </table:table-row>
        <table:table-row table:style-name="ro1">
          <table:table-cell table:style-name="ce8" table:number-columns-repeated="15"/>
          <table:table-cell table:number-columns-repeated="7"/>
        </table:table-row>
        <table:table-row table:style-name="ro1">
          <table:table-cell table:number-columns-repeated="14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Tiebreaker: Standings decided by points, wins, goal diff, head to head outcome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Started: 3/1/21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Finished: 3/31/21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>
          <table:table-cell table:style-name="ce9" office:value-type="string" calcext:value-type="string">
            <text:p><text:span text:style-name="T1">Speed: </text:span><text:span text:style-name="T2">gameplayTickMilli = 25, shootoutSec = 15</text:span>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 table:number-rows-repeated="3">
          <table:table-cell table:number-columns-repeated="14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-- standing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SELECT concat(concat(t.id, ' '), t.name) as team, s.win, s.loss, s.otloss, s.point, s.gf, s.ga, s.gf - s.ga as diff, s.gp, s.home_win, s.home_loss, s.away_win, s.away_loss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FROM standing s join team t on s.team_id = t.id where s.season_id = 1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order by point desc, win desc, diff desc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>
          <table:table-cell table:number-columns-repeated="14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-- game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SELECT (SELECT concat(concat(id, ' '), name) FROM team t WHERE t.id = g.home_team_id) as home_team, (SELECT concat(concat(id, ' '), name) FROM team t WHERE t.id = g.away_team_id) as away_team,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home_score, away_score, ending_period, home_score &gt; away_score as home_wins, updated as played FROM game g where g.season_id = 1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-- and (home_team_id = 5 or away_team_id = 5)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and ending_period is not null order by id desc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 table:number-rows-repeated="6">
          <table:table-cell table:number-columns-repeated="14"/>
          <table:table-cell table:style-name="ce8"/>
          <table:table-cell table:number-columns-repeated="7"/>
        </table:table-row>
        <table:table-row table:style-name="ro1" table:number-rows-repeated="935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21" table:default-cell-style-name="ce11"/>
        <table:table-row table:style-name="ro1">
          <table:table-cell office:value-type="string" calcext:value-type="string">
            <text:p>Winner:</text:p>
          </table:table-cell>
          <table:table-cell table:number-columns-repeated="2"/>
          <table:table-cell office:value-type="string" calcext:value-type="string">
            <text:p>Detail:</text:p>
          </table:table-cell>
          <table:table-cell table:number-columns-repeated="11"/>
          <table:table-cell table:style-name="Default" table:number-columns-repeated="7"/>
        </table:table-row>
        <table:table-row table:style-name="ro1">
          <table:table-cell table:number-columns-repeated="15"/>
          <table:table-cell table:style-name="Default" table:number-columns-repeated="7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14"/>
          <table:table-cell table:style-name="Default" table:number-columns-repeated="7"/>
        </table:table-row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gp</text:p>
          </table:table-cell>
          <table:table-cell table:number-columns-repeated="5"/>
          <table:table-cell table:style-name="Default" table:number-columns-repeated="4"/>
          <table:table-cell table:style-name="Default" office:value-type="string" calcext:value-type="string">
            <text:p>point_percentage</text:p>
          </table:table-cell>
          <table:table-cell table:style-name="Default" table:number-columns-repeated="2"/>
        </table:table-row>
        <table:table-row table:style-name="ro1">
          <table:table-cell table:style-name="ce8" office:value-type="string" calcext:value-type="string">
            <text:p>3 Goldfinch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2 Sparrow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3"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1 Hummingbird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-8" calcext:value-type="float">
            <text:p>-8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4 Chickadee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-4" calcext:value-type="float">
            <text:p>-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8" table:number-columns-repeated="15"/>
          <table:table-cell table:style-name="Default" table:number-columns-repeated="7"/>
        </table:table-row>
        <table:table-row table:style-name="ro1">
          <table:table-cell office:value-type="string" calcext:value-type="string">
            <text:p>Tiebreaker: Standings decided by points, wins, goal diff, head to head outcome</text:p>
          </table:table-cell>
          <table:table-cell table:style-name="ce8" table:number-columns-repeated="14"/>
          <table:table-cell table:style-name="Default" office:value-type="string" calcext:value-type="string">
            <text:p>GAMES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Started: 4/12/21</text:p>
          </table:table-cell>
          <table:table-cell table:style-name="ce8" table:number-columns-repeated="14"/>
          <table:table-cell table:style-name="Default" office:value-type="string" calcext:value-type="string">
            <text:p>home_team</text:p>
          </table:table-cell>
          <table:table-cell table:style-name="Default" office:value-type="string" calcext:value-type="string">
            <text:p>away_team</text:p>
          </table:table-cell>
          <table:table-cell table:style-name="Default" office:value-type="string" calcext:value-type="string">
            <text:p>home_score</text:p>
          </table:table-cell>
          <table:table-cell table:style-name="Default" office:value-type="string" calcext:value-type="string">
            <text:p>away_score</text:p>
          </table:table-cell>
          <table:table-cell table:style-name="Default" office:value-type="string" calcext:value-type="string">
            <text:p>ending_period</text:p>
          </table:table-cell>
          <table:table-cell table:style-name="Default" office:value-type="string" calcext:value-type="string">
            <text:p>home_wins</text:p>
          </table:table-cell>
          <table:table-cell table:style-name="Default" office:value-type="string" calcext:value-type="string">
            <text:p>played</text:p>
          </table:table-cell>
        </table:table-row>
        <table:table-row table:style-name="ro1">
          <table:table-cell office:value-type="string" calcext:value-type="string">
            <text:p>Finished: 4/15/21</text:p>
          </table:table-cell>
          <table:table-cell table:style-name="ce8"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4-12T14:01:22" calcext:value-type="date">
            <text:p>04/12/21 02:01 PM</text:p>
          </table:table-cell>
        </table:table-row>
        <table:table-row table:style-name="ro1">
          <table:table-cell table:style-name="ce9" office:value-type="string" calcext:value-type="string">
            <text:p><text:span text:style-name="T1">Speed: </text:span><text:span text:style-name="T2">gameplayTickMilli = 1000, shootoutSec = 40</text:span></text:p>
          </table:table-cell>
          <table:table-cell table:style-name="ce8" table:number-columns-repeated="14"/>
          <table:table-cell office:value-type="string" calcext:value-type="string">
            <text:p>1 Hummingbird</text:p>
          </table:table-cell>
          <table:table-cell office:value-type="string" calcext:value-type="string">
            <text:p>4 Chickade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4-12T16:06:58" calcext:value-type="date">
            <text:p>04/12/21 04:06 PM</text:p>
          </table:table-cell>
        </table:table-row>
        <table:table-row table:style-name="ro1">
          <table:table-cell table:style-name="ce8"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 Hummingbird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4-13T13:56:48" calcext:value-type="date">
            <text:p>04/13/21 01:56 PM</text:p>
          </table:table-cell>
        </table:table-row>
        <table:table-row table:style-name="ro1">
          <table:table-cell table:style-name="ce8" table:number-columns-repeated="15"/>
          <table:table-cell office:value-type="string" calcext:value-type="string">
            <text:p>2 Sparrow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4-13T15:59:04" calcext:value-type="date">
            <text:p>04/13/21 03:59 PM</text:p>
          </table:table-cell>
        </table:table-row>
        <table:table-row table:style-name="ro1">
          <table:table-cell table:style-name="ce8"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4-14T13:53:56" calcext:value-type="date">
            <text:p>04/14/21 01:53 PM</text:p>
          </table:table-cell>
        </table:table-row>
        <table:table-row table:style-name="ro1">
          <table:table-cell office:value-type="string" calcext:value-type="string">
            <text:p>-- standing</text:p>
          </table:table-cell>
          <table:table-cell table:style-name="ce8" table:number-columns-repeated="14"/>
          <table:table-cell office:value-type="string" calcext:value-type="string">
            <text:p>1 Hummingbird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4-14T16:24:21" calcext:value-type="date">
            <text:p>04/14/21 04:24 PM</text:p>
          </table:table-cell>
        </table:table-row>
        <table:table-row table:style-name="ro1">
          <table:table-cell office:value-type="string" calcext:value-type="string">
            <text:p>SELECT concat(concat(t.id, ' '), t.name) as team, s.gp, s.win, s.loss, s.otloss, s.point, s.gf, s.ga, s.gf - s.ga as diff, s.home_gp, s.home_win, s.home_loss, s.home_otloss, s.home_point, s.away_gp, s.away_win, s.away_loss, s.away_otloss, s.away_point, s.point / (s.gp * 2) * 100 as point_percentage </text:p>
          </table:table-cell>
          <table:table-cell table:style-name="ce8"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4-15T14:01:03" calcext:value-type="date">
            <text:p>04/15/21 02:01 PM</text:p>
          </table:table-cell>
        </table:table-row>
        <table:table-row table:style-name="ro1">
          <table:table-cell office:value-type="string" calcext:value-type="string">
            <text:p>FROM standing s join team t on s.team_id = t.id where s.season_id = 1</text:p>
          </table:table-cell>
          <table:table-cell table:style-name="ce8"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 Hummingbir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4-15T17:09:18" calcext:value-type="date">
            <text:p>04/15/21 05:09 PM</text:p>
          </table:table-cell>
        </table:table-row>
        <table:table-row table:style-name="ro1">
          <table:table-cell office:value-type="string" calcext:value-type="string">
            <text:p>order by point desc, win desc, diff desc</text:p>
          </table:table-cell>
          <table:table-cell table:style-name="ce8" table:number-columns-repeated="14"/>
          <table:table-cell table:number-columns-repeated="7"/>
        </table:table-row>
        <table:table-row table:style-name="ro1">
          <table:table-cell/>
          <table:table-cell table:style-name="ce8" table:number-columns-repeated="14"/>
          <table:table-cell table:number-columns-repeated="7"/>
        </table:table-row>
        <table:table-row table:style-name="ro1">
          <table:table-cell office:value-type="string" calcext:value-type="string">
            <text:p>-- game</text:p>
          </table:table-cell>
          <table:table-cell table:style-name="ce8" table:number-columns-repeated="14"/>
          <table:table-cell table:number-columns-repeated="7"/>
        </table:table-row>
        <table:table-row table:style-name="ro1">
          <table:table-cell office:value-type="string" calcext:value-type="string">
            <text:p>SELECT (SELECT concat(concat(id, ' '), name) FROM team t WHERE t.id = g.home_team_id) as home_team, (SELECT concat(concat(id, ' '), name) FROM team t WHERE t.id = g.away_team_id) as away_team,</text:p>
          </table:table-cell>
          <table:table-cell table:style-name="ce8" table:number-columns-repeated="14"/>
          <table:table-cell table:number-columns-repeated="7"/>
        </table:table-row>
        <table:table-row table:style-name="ro1">
          <table:table-cell office:value-type="string" calcext:value-type="string">
            <text:p>home_score, away_score, ending_period, home_score &gt; away_score as home_wins, updated as played FROM game g where g.season_id = 1</text:p>
          </table:table-cell>
          <table:table-cell table:style-name="ce8" table:number-columns-repeated="14"/>
          <table:table-cell table:number-columns-repeated="7"/>
        </table:table-row>
        <table:table-row table:style-name="ro1">
          <table:table-cell office:value-type="string" calcext:value-type="string">
            <text:p>-- and (home_team_id = 4 or away_team_id = 4)</text:p>
          </table:table-cell>
          <table:table-cell table:style-name="ce8" table:number-columns-repeated="14"/>
          <table:table-cell table:number-columns-repeated="7"/>
        </table:table-row>
        <table:table-row table:style-name="ro1">
          <table:table-cell office:value-type="string" calcext:value-type="string">
            <text:p>-- and ending_period is not null order by id desc</text:p>
          </table:table-cell>
          <table:table-cell table:style-name="ce8" table:number-columns-repeated="14"/>
          <table:table-cell table:number-columns-repeated="7"/>
        </table:table-row>
        <table:table-row table:style-name="ro1" table:number-rows-repeated="3">
          <table:table-cell/>
          <table:table-cell table:style-name="ce8" table:number-columns-repeated="14"/>
          <table:table-cell table:number-columns-repeated="7"/>
        </table:table-row>
        <table:table-row table:style-name="ro1" table:number-rows-repeated="7">
          <table:table-cell table:style-name="ce8" table:number-columns-repeated="15"/>
          <table:table-cell table:number-columns-repeated="7"/>
        </table:table-row>
        <table:table-row table:style-name="ro1">
          <table:table-cell table:number-columns-repeated="14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Tiebreaker: Standings decided by points, wins, goal diff, head to head outcome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Started: 3/1/21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Finished: 3/31/21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>
          <table:table-cell table:style-name="ce9" office:value-type="string" calcext:value-type="string">
            <text:p><text:span text:style-name="T1">Speed: </text:span><text:span text:style-name="T2">gameplayTickMilli = 25, shootoutSec = 15</text:span>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 table:number-rows-repeated="3">
          <table:table-cell table:number-columns-repeated="14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-- standing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SELECT concat(concat(t.id, ' '), t.name) as team, s.win, s.loss, s.otloss, s.point, s.gf, s.ga, s.gf - s.ga as diff, s.gp, s.home_win, s.home_loss, s.away_win, s.away_loss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FROM standing s join team t on s.team_id = t.id where s.season_id = 1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order by point desc, win desc, diff desc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>
          <table:table-cell table:number-columns-repeated="14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-- game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SELECT (SELECT concat(concat(id, ' '), name) FROM team t WHERE t.id = g.home_team_id) as home_team, (SELECT concat(concat(id, ' '), name) FROM team t WHERE t.id = g.away_team_id) as away_team,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home_score, away_score, ending_period, home_score &gt; away_score as home_wins, updated as played FROM game g where g.season_id = 1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-- and (home_team_id = 5 or away_team_id = 5)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and ending_period is not null order by id desc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 table:number-rows-repeated="6">
          <table:table-cell table:number-columns-repeated="14"/>
          <table:table-cell table:style-name="ce8"/>
          <table:table-cell table:number-columns-repeated="7"/>
        </table:table-row>
        <table:table-row table:style-name="ro1" table:number-rows-repeated="935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21" table:default-cell-style-name="ce11"/>
        <table:table-row table:style-name="ro1">
          <table:table-cell office:value-type="string" calcext:value-type="string">
            <text:p>Winner: Penguin</text:p>
          </table:table-cell>
          <table:table-cell table:number-columns-repeated="2"/>
          <table:table-cell office:value-type="string" calcext:value-type="string">
            <text:p>Detail: Penguin runs away with Season 5 with an improbable home stand</text:p>
          </table:table-cell>
          <table:table-cell table:number-columns-repeated="11"/>
          <table:table-cell table:style-name="Default" table:number-columns-repeated="7"/>
        </table:table-row>
        <table:table-row table:style-name="ro1">
          <table:table-cell table:number-columns-repeated="15"/>
          <table:table-cell table:style-name="Default" table:number-columns-repeated="7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14"/>
          <table:table-cell table:style-name="Default" office:value-type="string" calcext:value-type="string">
            <text:p>GAMES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home_win</text:p>
          </table:table-cell>
          <table:table-cell office:value-type="string" calcext:value-type="string">
            <text:p>home_loss</text:p>
          </table:table-cell>
          <table:table-cell office:value-type="string" calcext:value-type="string">
            <text:p>away_win</text:p>
          </table:table-cell>
          <table:table-cell office:value-type="string" calcext:value-type="string">
            <text:p>away_loss</text:p>
          </table:table-cell>
          <table:table-cell office:value-type="string" calcext:value-type="string">
            <text:p>point_percentage</text:p>
          </table:table-cell>
          <table:table-cell/>
          <table:table-cell table:style-name="Default" office:value-type="string" calcext:value-type="string">
            <text:p>home_team</text:p>
          </table:table-cell>
          <table:table-cell table:style-name="Default" office:value-type="string" calcext:value-type="string">
            <text:p>away_team</text:p>
          </table:table-cell>
          <table:table-cell table:style-name="Default" office:value-type="string" calcext:value-type="string">
            <text:p>home_score</text:p>
          </table:table-cell>
          <table:table-cell table:style-name="Default" office:value-type="string" calcext:value-type="string">
            <text:p>away_score</text:p>
          </table:table-cell>
          <table:table-cell table:style-name="Default" office:value-type="string" calcext:value-type="string">
            <text:p>ending_period</text:p>
          </table:table-cell>
          <table:table-cell table:style-name="Default" office:value-type="string" calcext:value-type="string">
            <text:p>home_wins</text:p>
          </table:table-cell>
          <table:table-cell table:style-name="Default" office:value-type="string" calcext:value-type="string">
            <text:p>played</text:p>
          </table:table-cell>
        </table:table-row>
        <table:table-row table:style-name="ro1">
          <table:table-cell table:style-name="ce8" office:value-type="string" calcext:value-type="string">
            <text:p>19 Penguin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177" calcext:value-type="float">
            <text:p>177</text:p>
          </table:table-cell>
          <table:table-cell table:style-name="ce8" office:value-type="float" office:value="149" calcext:value-type="float">
            <text:p>149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70.9677" calcext:value-type="float">
            <text:p>70.9677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2 Sparrow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1T12:16:07" calcext:value-type="date">
            <text:p>03/01/21 12:16 PM</text:p>
          </table:table-cell>
        </table:table-row>
        <table:table-row table:style-name="ro1">
          <table:table-cell table:style-name="ce8" office:value-type="string" calcext:value-type="string">
            <text:p>13 Purple Martin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185" calcext:value-type="float">
            <text:p>185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64.5161" calcext:value-type="float">
            <text:p>64.5161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1T13:43:11" calcext:value-type="date">
            <text:p>03/01/21 01:43 PM</text:p>
          </table:table-cell>
        </table:table-row>
        <table:table-row table:style-name="ro1">
          <table:table-cell table:style-name="ce8" office:value-type="string" calcext:value-type="string">
            <text:p>32 Roadrunner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170" calcext:value-type="float">
            <text:p>170</text:p>
          </table:table-cell>
          <table:table-cell table:style-name="ce8" office:value-type="float" office:value="147" calcext:value-type="float">
            <text:p>147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62.9032" calcext:value-type="float">
            <text:p>62.9032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4 Chickade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1T17:04:13" calcext:value-type="date">
            <text:p>03/01/21 05:04 PM</text:p>
          </table:table-cell>
        </table:table-row>
        <table:table-row table:style-name="ro1">
          <table:table-cell table:style-name="ce8" office:value-type="string" calcext:value-type="string">
            <text:p>8 Woodpecker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181" calcext:value-type="float">
            <text:p>181</text:p>
          </table:table-cell>
          <table:table-cell table:style-name="ce8" office:value-type="float" office:value="159" calcext:value-type="float">
            <text:p>159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62.9032" calcext:value-type="float">
            <text:p>62.9032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5 Cardin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1T17:07:43" calcext:value-type="date">
            <text:p>03/01/21 05:07 PM</text:p>
          </table:table-cell>
        </table:table-row>
        <table:table-row table:style-name="ro1">
          <table:table-cell table:style-name="ce8" office:value-type="string" calcext:value-type="string">
            <text:p>25 Dove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186" calcext:value-type="float">
            <text:p>186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61.2903" calcext:value-type="float">
            <text:p>61.2903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6 Orio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1T17:42:14" calcext:value-type="date">
            <text:p>03/01/21 05:42 PM</text:p>
          </table:table-cell>
        </table:table-row>
        <table:table-row table:style-name="ro1">
          <table:table-cell table:style-name="ce8" office:value-type="string" calcext:value-type="string">
            <text:p>26 Eagle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183" calcext:value-type="float">
            <text:p>183</text:p>
          </table:table-cell>
          <table:table-cell table:style-name="ce8" office:value-type="float" office:value="165" calcext:value-type="float">
            <text:p>165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61.2903" calcext:value-type="float">
            <text:p>61.2903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1T17:47:11" calcext:value-type="date">
            <text:p>03/01/21 05:47 PM</text:p>
          </table:table-cell>
        </table:table-row>
        <table:table-row table:style-name="ro1">
          <table:table-cell table:style-name="ce8" office:value-type="string" calcext:value-type="string">
            <text:p>11 Warbler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178" calcext:value-type="float">
            <text:p>178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60.4839" calcext:value-type="float">
            <text:p>60.4839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1T17:54:37" calcext:value-type="date">
            <text:p>03/01/21 05:54 PM</text:p>
          </table:table-cell>
        </table:table-row>
        <table:table-row table:style-name="ro1">
          <table:table-cell table:style-name="ce8" office:value-type="string" calcext:value-type="string">
            <text:p>20 Swan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185" calcext:value-type="float">
            <text:p>185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60.4839" calcext:value-type="float">
            <text:p>60.4839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2T16:39:48" calcext:value-type="date">
            <text:p>03/02/21 04:39 PM</text:p>
          </table:table-cell>
        </table:table-row>
        <table:table-row table:style-name="ro1">
          <table:table-cell table:style-name="ce8" office:value-type="string" calcext:value-type="string">
            <text:p>3 Goldfinch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174" calcext:value-type="float">
            <text:p>174</text:p>
          </table:table-cell>
          <table:table-cell table:style-name="ce8" office:value-type="float" office:value="157" calcext:value-type="float">
            <text:p>157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60.4839" calcext:value-type="float">
            <text:p>60.4839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3T18:15:50" calcext:value-type="date">
            <text:p>03/03/21 06:15 PM</text:p>
          </table:table-cell>
        </table:table-row>
        <table:table-row table:style-name="ro1">
          <table:table-cell table:style-name="ce8" office:value-type="string" calcext:value-type="string">
            <text:p>12 Blue Jay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170" calcext:value-type="float">
            <text:p>170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60.4839" calcext:value-type="float">
            <text:p>60.4839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4T16:55:46" calcext:value-type="date">
            <text:p>03/04/21 04:55 PM</text:p>
          </table:table-cell>
        </table:table-row>
        <table:table-row table:style-name="ro1">
          <table:table-cell table:style-name="ce8" office:value-type="string" calcext:value-type="string">
            <text:p>17 Mallard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187" calcext:value-type="float">
            <text:p>187</text:p>
          </table:table-cell>
          <table:table-cell table:style-name="ce8" office:value-type="float" office:value="155" calcext:value-type="float">
            <text:p>155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59.6774" calcext:value-type="float">
            <text:p>59.6774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12 Blue Ja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2:34:19" calcext:value-type="date">
            <text:p>03/05/21 12:34 PM</text:p>
          </table:table-cell>
        </table:table-row>
        <table:table-row table:style-name="ro1">
          <table:table-cell table:style-name="ce8" office:value-type="string" calcext:value-type="string">
            <text:p>9 Canary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194" calcext:value-type="float">
            <text:p>194</text:p>
          </table:table-cell>
          <table:table-cell table:style-name="ce8" office:value-type="float" office:value="173" calcext:value-type="float">
            <text:p>173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58.0645" calcext:value-type="float">
            <text:p>58.0645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5T12:47:10" calcext:value-type="date">
            <text:p>03/05/21 12:47 PM</text:p>
          </table:table-cell>
        </table:table-row>
        <table:table-row table:style-name="ro1">
          <table:table-cell table:style-name="ce8" office:value-type="string" calcext:value-type="string">
            <text:p>7 Robin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199" calcext:value-type="float">
            <text:p>199</text:p>
          </table:table-cell>
          <table:table-cell table:style-name="ce8" office:value-type="float" office:value="176" calcext:value-type="float">
            <text:p>176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55.6452" calcext:value-type="float">
            <text:p>55.6452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14 Mourning Dov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2:54:41" calcext:value-type="date">
            <text:p>03/05/21 12:54 PM</text:p>
          </table:table-cell>
        </table:table-row>
        <table:table-row table:style-name="ro1">
          <table:table-cell table:style-name="ce8" office:value-type="string" calcext:value-type="string">
            <text:p>23 Parrot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7" calcext:value-type="float">
            <text:p>67</text:p>
          </table:table-cell>
          <table:table-cell table:number-columns-repeated="2" table:style-name="ce8" office:value-type="float" office:value="168" calcext:value-type="float">
            <text:p>16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54.0323" calcext:value-type="float">
            <text:p>54.0323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3:02:15" calcext:value-type="date">
            <text:p>03/05/21 01:02 PM</text:p>
          </table:table-cell>
        </table:table-row>
        <table:table-row table:style-name="ro1">
          <table:table-cell table:style-name="ce8" office:value-type="string" calcext:value-type="string">
            <text:p>18 Sea Gull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163" calcext:value-type="float">
            <text:p>163</text:p>
          </table:table-cell>
          <table:table-cell table:style-name="ce8" office:value-type="float" office:value="183" calcext:value-type="float">
            <text:p>183</text:p>
          </table:table-cell>
          <table:table-cell table:style-name="ce8" office:value-type="float" office:value="-20" calcext:value-type="float">
            <text:p>-20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2" table:style-name="ce8" office:value-type="float" office:value="13" calcext:value-type="float">
            <text:p>1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54.0323" calcext:value-type="float">
            <text:p>54.0323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5T13:09:12" calcext:value-type="date">
            <text:p>03/05/21 01:09 PM</text:p>
          </table:table-cell>
        </table:table-row>
        <table:table-row table:style-name="ro1">
          <table:table-cell table:style-name="ce8" office:value-type="string" calcext:value-type="string">
            <text:p>27 Owl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191" calcext:value-type="float">
            <text:p>191</text:p>
          </table:table-cell>
          <table:table-cell table:style-name="ce8" office:value-type="float" office:value="179" calcext:value-type="float">
            <text:p>17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54.0323" calcext:value-type="float">
            <text:p>54.0323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3:22:18" calcext:value-type="date">
            <text:p>03/05/21 01:22 PM</text:p>
          </table:table-cell>
        </table:table-row>
        <table:table-row table:style-name="ro1">
          <table:table-cell table:style-name="ce8" office:value-type="string" calcext:value-type="string">
            <text:p>31 Pelican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173" calcext:value-type="float">
            <text:p>173</text:p>
          </table:table-cell>
          <table:table-cell table:style-name="ce8" office:value-type="float" office:value="169" calcext:value-type="float">
            <text:p>169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54.0323" calcext:value-type="float">
            <text:p>54.0323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18 Sea Gu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4:13:13" calcext:value-type="date">
            <text:p>03/05/21 02:13 PM</text:p>
          </table:table-cell>
        </table:table-row>
        <table:table-row table:style-name="ro1">
          <table:table-cell table:style-name="ce8" office:value-type="string" calcext:value-type="string">
            <text:p>1 Hummingbird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176" calcext:value-type="float">
            <text:p>176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-4" calcext:value-type="float">
            <text:p>-4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2" table:style-name="ce8" office:value-type="float" office:value="13" calcext:value-type="float">
            <text:p>1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53.2258" calcext:value-type="float">
            <text:p>53.2258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19 Pengui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4:23:52" calcext:value-type="date">
            <text:p>03/05/21 02:23 PM</text:p>
          </table:table-cell>
        </table:table-row>
        <table:table-row table:style-name="ro1">
          <table:table-cell table:style-name="ce8" office:value-type="string" calcext:value-type="string">
            <text:p>29 Turkey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93" calcext:value-type="float">
            <text:p>193</text:p>
          </table:table-cell>
          <table:table-cell table:style-name="ce8" office:value-type="float" office:value="-22" calcext:value-type="float">
            <text:p>-22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53.2258" calcext:value-type="float">
            <text:p>53.2258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20 Sw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5T14:28:27" calcext:value-type="date">
            <text:p>03/05/21 02:28 PM</text:p>
          </table:table-cell>
        </table:table-row>
        <table:table-row table:style-name="ro1">
          <table:table-cell table:style-name="ce8" office:value-type="string" calcext:value-type="string">
            <text:p>6 Oriole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168" calcext:value-type="float">
            <text:p>168</text:p>
          </table:table-cell>
          <table:table-cell table:style-name="ce8" office:value-type="float" office:value="163" calcext:value-type="float">
            <text:p>16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2" table:style-name="ce8" office:value-type="float" office:value="16" calcext:value-type="float">
            <text:p>1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52.4194" calcext:value-type="float">
            <text:p>52.4194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21 Flaming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4:31:43" calcext:value-type="date">
            <text:p>03/05/21 02:31 PM</text:p>
          </table:table-cell>
        </table:table-row>
        <table:table-row table:style-name="ro1">
          <table:table-cell table:style-name="ce8" office:value-type="string" calcext:value-type="string">
            <text:p>16 Mockingbird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177" calcext:value-type="float">
            <text:p>177</text:p>
          </table:table-cell>
          <table:table-cell table:style-name="ce8" office:value-type="float" office:value="-11" calcext:value-type="float">
            <text:p>-11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52.4194" calcext:value-type="float">
            <text:p>52.4194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22 Ostri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4:34:50" calcext:value-type="date">
            <text:p>03/05/21 02:34 PM</text:p>
          </table:table-cell>
        </table:table-row>
        <table:table-row table:style-name="ro1">
          <table:table-cell table:style-name="ce8" office:value-type="string" calcext:value-type="string">
            <text:p>22 Ostrich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169" calcext:value-type="float">
            <text:p>169</text:p>
          </table:table-cell>
          <table:table-cell table:style-name="ce8" office:value-type="float" office:value="182" calcext:value-type="float">
            <text:p>182</text:p>
          </table:table-cell>
          <table:table-cell table:style-name="ce8" office:value-type="float" office:value="-13" calcext:value-type="float">
            <text:p>-13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51.6129" calcext:value-type="float">
            <text:p>51.6129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23 Parr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4:48:57" calcext:value-type="date">
            <text:p>03/05/21 02:48 PM</text:p>
          </table:table-cell>
        </table:table-row>
        <table:table-row table:style-name="ro1">
          <table:table-cell table:style-name="ce8" office:value-type="string" calcext:value-type="string">
            <text:p>10 Bluebird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168" calcext:value-type="float">
            <text:p>168</text:p>
          </table:table-cell>
          <table:table-cell table:style-name="ce8" office:value-type="float" office:value="185" calcext:value-type="float">
            <text:p>185</text:p>
          </table:table-cell>
          <table:table-cell table:style-name="ce8" office:value-type="float" office:value="-17" calcext:value-type="float">
            <text:p>-17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51.6129" calcext:value-type="float">
            <text:p>51.6129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24 Her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5T15:11:00" calcext:value-type="date">
            <text:p>03/05/21 03:11 PM</text:p>
          </table:table-cell>
        </table:table-row>
        <table:table-row table:style-name="ro1">
          <table:table-cell table:style-name="ce8" office:value-type="string" calcext:value-type="string">
            <text:p>30 Peacock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170" calcext:value-type="float">
            <text:p>170</text:p>
          </table:table-cell>
          <table:table-cell table:style-name="ce8" office:value-type="float" office:value="193" calcext:value-type="float">
            <text:p>193</text:p>
          </table:table-cell>
          <table:table-cell table:style-name="ce8" office:value-type="float" office:value="-23" calcext:value-type="float">
            <text:p>-23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50.8065" calcext:value-type="float">
            <text:p>50.8065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25 Dov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5T15:17:28" calcext:value-type="date">
            <text:p>03/05/21 03:17 PM</text:p>
          </table:table-cell>
        </table:table-row>
        <table:table-row table:style-name="ro1">
          <table:table-cell table:style-name="ce8" office:value-type="string" calcext:value-type="string">
            <text:p>4 Chickadee</text:p>
          </table:table-cell>
          <table:table-cell table:number-columns-repeated="2" table:style-name="ce8" office:value-type="float" office:value="28" calcext:value-type="float">
            <text:p>2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184" calcext:value-type="float">
            <text:p>184</text:p>
          </table:table-cell>
          <table:table-cell table:style-name="ce8" office:value-type="float" office:value="-18" calcext:value-type="float">
            <text:p>-18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50" calcext:value-type="float">
            <text:p>50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5T15:21:19" calcext:value-type="date">
            <text:p>03/05/21 03:21 PM</text:p>
          </table:table-cell>
        </table:table-row>
        <table:table-row table:style-name="ro1">
          <table:table-cell table:style-name="ce8" office:value-type="string" calcext:value-type="string">
            <text:p>15 Killdeer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143" calcext:value-type="float">
            <text:p>143</text:p>
          </table:table-cell>
          <table:table-cell table:style-name="ce8" office:value-type="float" office:value="161" calcext:value-type="float">
            <text:p>161</text:p>
          </table:table-cell>
          <table:table-cell table:style-name="ce8" office:value-type="float" office:value="-18" calcext:value-type="float">
            <text:p>-18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49.1935" calcext:value-type="float">
            <text:p>49.1935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27 Ow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5:26:42" calcext:value-type="date">
            <text:p>03/05/21 03:26 PM</text:p>
          </table:table-cell>
        </table:table-row>
        <table:table-row table:style-name="ro1">
          <table:table-cell table:style-name="ce8" office:value-type="string" calcext:value-type="string">
            <text:p>5 Cardinal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154" calcext:value-type="float">
            <text:p>154</text:p>
          </table:table-cell>
          <table:table-cell table:style-name="ce8" office:value-type="float" office:value="165" calcext:value-type="float">
            <text:p>165</text:p>
          </table:table-cell>
          <table:table-cell table:style-name="ce8" office:value-type="float" office:value="-11" calcext:value-type="float">
            <text:p>-11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48.3871" calcext:value-type="float">
            <text:p>48.3871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28 Haw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5:29:59" calcext:value-type="date">
            <text:p>03/05/21 03:29 PM</text:p>
          </table:table-cell>
        </table:table-row>
        <table:table-row table:style-name="ro1">
          <table:table-cell table:style-name="ce8" office:value-type="string" calcext:value-type="string">
            <text:p>24 Heron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159" calcext:value-type="float">
            <text:p>159</text:p>
          </table:table-cell>
          <table:table-cell table:style-name="ce8" office:value-type="float" office:value="187" calcext:value-type="float">
            <text:p>187</text:p>
          </table:table-cell>
          <table:table-cell table:style-name="ce8" office:value-type="float" office:value="-28" calcext:value-type="float">
            <text:p>-28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45.9677" calcext:value-type="float">
            <text:p>45.9677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29 Turke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5:34:50" calcext:value-type="date">
            <text:p>03/05/21 03:34 PM</text:p>
          </table:table-cell>
        </table:table-row>
        <table:table-row table:style-name="ro1">
          <table:table-cell table:style-name="ce8" office:value-type="string" calcext:value-type="string">
            <text:p>28 Hawk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193" calcext:value-type="float">
            <text:p>193</text:p>
          </table:table-cell>
          <table:table-cell table:style-name="ce8" office:value-type="float" office:value="-37" calcext:value-type="float">
            <text:p>-37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44.3548" calcext:value-type="float">
            <text:p>44.3548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30 Peacoc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5:38:20" calcext:value-type="date">
            <text:p>03/05/21 03:38 PM</text:p>
          </table:table-cell>
        </table:table-row>
        <table:table-row table:style-name="ro1">
          <table:table-cell table:style-name="ce8" office:value-type="string" calcext:value-type="string">
            <text:p>2 Sparrow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176" calcext:value-type="float">
            <text:p>176</text:p>
          </table:table-cell>
          <table:table-cell table:style-name="ce8" office:value-type="float" office:value="197" calcext:value-type="float">
            <text:p>197</text:p>
          </table:table-cell>
          <table:table-cell table:style-name="ce8" office:value-type="float" office:value="-21" calcext:value-type="float">
            <text:p>-21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42.7419" calcext:value-type="float">
            <text:p>42.7419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31 Pelica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6:44:38" calcext:value-type="date">
            <text:p>03/05/21 04:44 PM</text:p>
          </table:table-cell>
        </table:table-row>
        <table:table-row table:style-name="ro1">
          <table:table-cell table:style-name="ce8" office:value-type="string" calcext:value-type="string">
            <text:p>14 Mourning Dove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197" calcext:value-type="float">
            <text:p>197</text:p>
          </table:table-cell>
          <table:table-cell table:style-name="ce8" office:value-type="float" office:value="-37" calcext:value-type="float">
            <text:p>-37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41.129" calcext:value-type="float">
            <text:p>41.129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32 Roadrun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5T16:50:58" calcext:value-type="date">
            <text:p>03/05/21 04:50 PM</text:p>
          </table:table-cell>
        </table:table-row>
        <table:table-row table:style-name="ro1">
          <table:table-cell table:style-name="ce8" office:value-type="string" calcext:value-type="string">
            <text:p>21 Flamingo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179" calcext:value-type="float">
            <text:p>179</text:p>
          </table:table-cell>
          <table:table-cell table:style-name="ce8" office:value-type="float" office:value="195" calcext:value-type="float">
            <text:p>195</text:p>
          </table:table-cell>
          <table:table-cell table:style-name="ce8" office:value-type="float" office:value="-16" calcext:value-type="float">
            <text:p>-16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41.129" calcext:value-type="float">
            <text:p>41.129</text:p>
          </table:table-cell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3:09:10" calcext:value-type="date">
            <text:p>03/09/21 01:09 PM</text:p>
          </table:table-cell>
        </table:table-row>
        <table:table-row table:style-name="ro1">
          <table:table-cell table:number-columns-repeated="14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13:13" calcext:value-type="date">
            <text:p>03/09/21 01:13 PM</text:p>
          </table:table-cell>
        </table:table-row>
        <table:table-row table:style-name="ro1">
          <table:table-cell office:value-type="string" calcext:value-type="string">
            <text:p>Tiebreaker: Standings decided by points, wins, goal diff, head to head outcome</text:p>
          </table:table-cell>
          <table:table-cell table:number-columns-repeated="13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16:21" calcext:value-type="date">
            <text:p>03/09/21 01:16 PM</text:p>
          </table:table-cell>
        </table:table-row>
        <table:table-row table:style-name="ro1">
          <table:table-cell office:value-type="string" calcext:value-type="string">
            <text:p>Started: 3/1/21</text:p>
          </table:table-cell>
          <table:table-cell table:number-columns-repeated="13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19:28" calcext:value-type="date">
            <text:p>03/09/21 01:19 PM</text:p>
          </table:table-cell>
        </table:table-row>
        <table:table-row table:style-name="ro1">
          <table:table-cell office:value-type="string" calcext:value-type="string">
            <text:p>Finished: 3/31/21</text:p>
          </table:table-cell>
          <table:table-cell table:number-columns-repeated="13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22:36" calcext:value-type="date">
            <text:p>03/09/21 01:22 PM</text:p>
          </table:table-cell>
        </table:table-row>
        <table:table-row table:style-name="ro1">
          <table:table-cell table:style-name="ce9" office:value-type="string" calcext:value-type="string">
            <text:p><text:span text:style-name="T1">Speed: </text:span><text:span text:style-name="T2">gameplayTickMilli = 25, shootoutSec = 15</text:span></text:p>
          </table:table-cell>
          <table:table-cell table:number-columns-repeated="13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25:43" calcext:value-type="date">
            <text:p>03/09/21 01:25 PM</text:p>
          </table:table-cell>
        </table:table-row>
        <table:table-row table:style-name="ro1">
          <table:table-cell table:number-columns-repeated="14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3:28:48" calcext:value-type="date">
            <text:p>03/09/21 01:28 PM</text:p>
          </table:table-cell>
        </table:table-row>
        <table:table-row table:style-name="ro1">
          <table:table-cell table:number-columns-repeated="14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9 Cana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33:23" calcext:value-type="date">
            <text:p>03/09/21 01:33 PM</text:p>
          </table:table-cell>
        </table:table-row>
        <table:table-row table:style-name="ro1">
          <table:table-cell table:number-columns-repeated="14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10 Bluebi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3:36:28" calcext:value-type="date">
            <text:p>03/09/21 01:36 PM</text:p>
          </table:table-cell>
        </table:table-row>
        <table:table-row table:style-name="ro1">
          <table:table-cell office:value-type="string" calcext:value-type="string">
            <text:p>-- standing</text:p>
          </table:table-cell>
          <table:table-cell table:number-columns-repeated="13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39:32" calcext:value-type="date">
            <text:p>03/09/21 01:39 PM</text:p>
          </table:table-cell>
        </table:table-row>
        <table:table-row table:style-name="ro1">
          <table:table-cell office:value-type="string" calcext:value-type="string">
            <text:p>SELECT concat(concat(t.id, ' '), t.name) as team, s.win, s.loss, s.otloss, s.point, s.gf, s.ga, s.gf - s.ga as diff, s.gp, s.home_win, s.home_loss, s.away_win, s.away_loss, s.point / (s.gp * 2) * 100 as point_percentage </text:p>
          </table:table-cell>
          <table:table-cell table:number-columns-repeated="13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12 Blue Ja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42:37" calcext:value-type="date">
            <text:p>03/09/21 01:42 PM</text:p>
          </table:table-cell>
        </table:table-row>
        <table:table-row table:style-name="ro1">
          <table:table-cell office:value-type="string" calcext:value-type="string">
            <text:p>FROM standing s join team t on s.team_id = t.id where s.season_id = 1</text:p>
          </table:table-cell>
          <table:table-cell table:number-columns-repeated="13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3:46:23" calcext:value-type="date">
            <text:p>03/09/21 01:46 PM</text:p>
          </table:table-cell>
        </table:table-row>
        <table:table-row table:style-name="ro1">
          <table:table-cell office:value-type="string" calcext:value-type="string">
            <text:p>order by point desc, win desc, diff desc</text:p>
          </table:table-cell>
          <table:table-cell table:number-columns-repeated="13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14 Mourning Dov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49:28" calcext:value-type="date">
            <text:p>03/09/21 01:49 PM</text:p>
          </table:table-cell>
        </table:table-row>
        <table:table-row table:style-name="ro1">
          <table:table-cell table:number-columns-repeated="14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15 Killde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52:32" calcext:value-type="date">
            <text:p>03/09/21 01:52 PM</text:p>
          </table:table-cell>
        </table:table-row>
        <table:table-row table:style-name="ro1">
          <table:table-cell office:value-type="string" calcext:value-type="string">
            <text:p>-- game</text:p>
          </table:table-cell>
          <table:table-cell table:number-columns-repeated="13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3:55:36" calcext:value-type="date">
            <text:p>03/09/21 01:55 PM</text:p>
          </table:table-cell>
        </table:table-row>
        <table:table-row table:style-name="ro1">
          <table:table-cell office:value-type="string" calcext:value-type="string">
            <text:p>SELECT (SELECT concat(concat(id, ' '), name) FROM team t WHERE t.id = g.home_team_id) as home_team, (SELECT concat(concat(id, ' '), name) FROM team t WHERE t.id = g.away_team_id) as away_team,</text:p>
          </table:table-cell>
          <table:table-cell table:number-columns-repeated="13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17 Malla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00:10" calcext:value-type="date">
            <text:p>03/09/21 02:00 PM</text:p>
          </table:table-cell>
        </table:table-row>
        <table:table-row table:style-name="ro1">
          <table:table-cell office:value-type="string" calcext:value-type="string">
            <text:p>home_score, away_score, ending_period, home_score &gt; away_score as home_wins, updated as played FROM game g where g.season_id = 1</text:p>
          </table:table-cell>
          <table:table-cell table:number-columns-repeated="13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18 Sea Gul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03:15" calcext:value-type="date">
            <text:p>03/09/21 02:03 PM</text:p>
          </table:table-cell>
        </table:table-row>
        <table:table-row table:style-name="ro1">
          <table:table-cell office:value-type="string" calcext:value-type="string">
            <text:p>-- and (home_team_id = 5 or away_team_id = 5)</text:p>
          </table:table-cell>
          <table:table-cell table:number-columns-repeated="13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19 Pengui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4:07:00" calcext:value-type="date">
            <text:p>03/09/21 02:07 PM</text:p>
          </table:table-cell>
        </table:table-row>
        <table:table-row table:style-name="ro1">
          <table:table-cell office:value-type="string" calcext:value-type="string">
            <text:p>and ending_period is not null order by id desc</text:p>
          </table:table-cell>
          <table:table-cell table:number-columns-repeated="13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20 Swa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10:52" calcext:value-type="date">
            <text:p>03/09/21 02:10 PM</text:p>
          </table:table-cell>
        </table:table-row>
        <table:table-row table:style-name="ro1">
          <table:table-cell table:number-columns-repeated="14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21 Flaming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4:13:57" calcext:value-type="date">
            <text:p>03/09/21 02:13 PM</text:p>
          </table:table-cell>
        </table:table-row>
        <table:table-row table:style-name="ro1">
          <table:table-cell table:number-columns-repeated="14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22 Ostrich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4:17:10" calcext:value-type="date">
            <text:p>03/09/21 02:17 PM</text:p>
          </table:table-cell>
        </table:table-row>
        <table:table-row table:style-name="ro1">
          <table:table-cell table:number-columns-repeated="14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23 Parrot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20:15" calcext:value-type="date">
            <text:p>03/09/21 02:20 PM</text:p>
          </table:table-cell>
        </table:table-row>
        <table:table-row table:style-name="ro1">
          <table:table-cell table:number-columns-repeated="14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24 Hero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4:23:20" calcext:value-type="date">
            <text:p>03/09/21 02:23 PM</text:p>
          </table:table-cell>
        </table:table-row>
        <table:table-row table:style-name="ro1">
          <table:table-cell table:number-columns-repeated="14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25 Do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4:27:40" calcext:value-type="date">
            <text:p>03/09/21 02:27 PM</text:p>
          </table:table-cell>
        </table:table-row>
        <table:table-row table:style-name="ro1">
          <table:table-cell table:number-columns-repeated="14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26 Eag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4:31:25" calcext:value-type="date">
            <text:p>03/09/21 02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 Sparrow</text:p>
          </table:table-cell>
          <table:table-cell office:value-type="string" calcext:value-type="string">
            <text:p>27 Ow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34:31" calcext:value-type="date">
            <text:p>03/09/21 02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 Sparrow</text:p>
          </table:table-cell>
          <table:table-cell office:value-type="string" calcext:value-type="string">
            <text:p>28 Haw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37:37" calcext:value-type="date">
            <text:p>03/09/21 02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 Sparrow</text:p>
          </table:table-cell>
          <table:table-cell office:value-type="string" calcext:value-type="string">
            <text:p>29 Turke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4:40:43" calcext:value-type="date">
            <text:p>03/09/21 02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 Sparrow</text:p>
          </table:table-cell>
          <table:table-cell office:value-type="string" calcext:value-type="string">
            <text:p>30 Peacock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43:48" calcext:value-type="date">
            <text:p>03/09/21 02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 Sparrow</text:p>
          </table:table-cell>
          <table:table-cell office:value-type="string" calcext:value-type="string">
            <text:p>31 Pelic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4:46:54" calcext:value-type="date">
            <text:p>03/09/21 02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 Sparrow</text:p>
          </table:table-cell>
          <table:table-cell office:value-type="string" calcext:value-type="string">
            <text:p>32 Roadrunn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49:59" calcext:value-type="date">
            <text:p>03/09/21 02:4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4:53:11" calcext:value-type="date">
            <text:p>03/09/21 02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56:17" calcext:value-type="date">
            <text:p>03/09/21 02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4 Chickade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59:23" calcext:value-type="date">
            <text:p>03/09/21 02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5 Cardina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5:02:29" calcext:value-type="date">
            <text:p>03/09/21 03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6 Orio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5:05:34" calcext:value-type="date">
            <text:p>03/09/21 03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5:08:40" calcext:value-type="date">
            <text:p>03/09/21 03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5:12:38" calcext:value-type="date">
            <text:p>03/09/21 03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5:15:44" calcext:value-type="date">
            <text:p>03/09/21 03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5:23:35" calcext:value-type="date">
            <text:p>03/09/21 03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1 Warble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5:26:40" calcext:value-type="date">
            <text:p>03/09/21 03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5:29:45" calcext:value-type="date">
            <text:p>03/09/21 03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3 Purple Marti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5:33:32" calcext:value-type="date">
            <text:p>03/09/21 03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4 Mourning Do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5:36:50" calcext:value-type="date">
            <text:p>03/09/21 03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5:40:55" calcext:value-type="date">
            <text:p>03/09/21 03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5:44:11" calcext:value-type="date">
            <text:p>03/09/21 03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5:47:17" calcext:value-type="date">
            <text:p>03/09/21 03:4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8 Sea Gu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5:52:59" calcext:value-type="date">
            <text:p>03/09/21 03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9 Pengui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5:56:05" calcext:value-type="date">
            <text:p>03/09/21 03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0 Sw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5:59:11" calcext:value-type="date">
            <text:p>03/09/21 03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1 Flamin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6:02:31" calcext:value-type="date">
            <text:p>03/09/21 04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2 Ostrich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6:05:37" calcext:value-type="date">
            <text:p>03/09/21 04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3 Parro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6:08:42" calcext:value-type="date">
            <text:p>03/09/21 04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4 Hero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6:11:47" calcext:value-type="date">
            <text:p>03/09/21 04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5 Dov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6:15:15" calcext:value-type="date">
            <text:p>03/09/21 04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6 Eagl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6:18:21" calcext:value-type="date">
            <text:p>03/09/21 04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7 Ow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6:21:26" calcext:value-type="date">
            <text:p>03/09/21 04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8 Hawk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6:24:46" calcext:value-type="date">
            <text:p>03/09/21 04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9 Turke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6:27:51" calcext:value-type="date">
            <text:p>03/09/21 04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30 Peacock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6:31:09" calcext:value-type="date">
            <text:p>03/09/21 04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31 Pelica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6:34:14" calcext:value-type="date">
            <text:p>03/09/21 04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32 Roadrunn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6:37:20" calcext:value-type="date">
            <text:p>03/09/21 04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3:06:07" calcext:value-type="date">
            <text:p>03/10/21 01:0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3:09:14" calcext:value-type="date">
            <text:p>03/10/21 01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3:13:03" calcext:value-type="date">
            <text:p>03/10/21 01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3:16:10" calcext:value-type="date">
            <text:p>03/10/21 01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3:19:15" calcext:value-type="date">
            <text:p>03/10/21 01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3:22:20" calcext:value-type="date">
            <text:p>03/10/21 01:2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8 Woodpeck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3:25:25" calcext:value-type="date">
            <text:p>03/10/21 01:2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3:58:49" calcext:value-type="date">
            <text:p>03/10/21 01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0 Bluebir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4:01:53" calcext:value-type="date">
            <text:p>03/10/21 02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4:04:57" calcext:value-type="date">
            <text:p>03/10/21 02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4:08:02" calcext:value-type="date">
            <text:p>03/10/21 02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4:11:07" calcext:value-type="date">
            <text:p>03/10/21 02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4 Mourning Dov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4:14:11" calcext:value-type="date">
            <text:p>03/10/21 02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4:17:15" calcext:value-type="date">
            <text:p>03/10/21 02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4:20:18" calcext:value-type="date">
            <text:p>03/10/21 02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7 Mall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4:23:51" calcext:value-type="date">
            <text:p>03/10/21 02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8 Sea G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4:27:03" calcext:value-type="date">
            <text:p>03/10/21 02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9 Pengui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4:30:07" calcext:value-type="date">
            <text:p>03/10/21 02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0 Swa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4:33:12" calcext:value-type="date">
            <text:p>03/10/21 02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1 Flamingo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4:36:17" calcext:value-type="date">
            <text:p>03/10/21 02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2 Ostric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4:39:21" calcext:value-type="date">
            <text:p>03/10/21 02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3 Parr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4:42:25" calcext:value-type="date">
            <text:p>03/10/21 02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4 Her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4:45:36" calcext:value-type="date">
            <text:p>03/10/21 02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5 Dov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4:51:45" calcext:value-type="date">
            <text:p>03/10/21 02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6 Eag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4:54:50" calcext:value-type="date">
            <text:p>03/10/21 02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7 Ow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4:57:54" calcext:value-type="date">
            <text:p>03/10/21 02:5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8 Haw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5:00:59" calcext:value-type="date">
            <text:p>03/10/21 03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9 Turkey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04:03" calcext:value-type="date">
            <text:p>03/10/21 03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30 Peaco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07:07" calcext:value-type="date">
            <text:p>03/10/21 03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31 Pelic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10:11" calcext:value-type="date">
            <text:p>03/10/21 03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32 Roadrunn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13:56" calcext:value-type="date">
            <text:p>03/10/21 03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5:19:10" calcext:value-type="date">
            <text:p>03/10/21 03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22:13" calcext:value-type="date">
            <text:p>03/10/21 03:2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5:25:17" calcext:value-type="date">
            <text:p>03/10/21 03:2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29:08" calcext:value-type="date">
            <text:p>03/10/21 03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5:32:12" calcext:value-type="date">
            <text:p>03/10/21 03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5:35:17" calcext:value-type="date">
            <text:p>03/10/21 03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5:38:21" calcext:value-type="date">
            <text:p>03/10/21 03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44:33" calcext:value-type="date">
            <text:p>03/10/21 03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47:38" calcext:value-type="date">
            <text:p>03/10/21 03:4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50:42" calcext:value-type="date">
            <text:p>03/10/21 03:5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53:47" calcext:value-type="date">
            <text:p>03/10/21 03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5:56:51" calcext:value-type="date">
            <text:p>03/10/21 03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59:55" calcext:value-type="date">
            <text:p>03/10/21 03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5 Killde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03:00" calcext:value-type="date">
            <text:p>03/10/21 04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06:06" calcext:value-type="date">
            <text:p>03/10/21 04:0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7 Malla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10:33" calcext:value-type="date">
            <text:p>03/10/21 04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8 Sea G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13:39" calcext:value-type="date">
            <text:p>03/10/21 04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9 Pengui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6:16:45" calcext:value-type="date">
            <text:p>03/10/21 04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0 Swa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6:19:51" calcext:value-type="date">
            <text:p>03/10/21 04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1 Flaming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22:57" calcext:value-type="date">
            <text:p>03/10/21 04:2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2 Ostric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26:03" calcext:value-type="date">
            <text:p>03/10/21 04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3 Parro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29:09" calcext:value-type="date">
            <text:p>03/10/21 04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4 Her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6:32:15" calcext:value-type="date">
            <text:p>03/10/21 04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5 Dov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35:21" calcext:value-type="date">
            <text:p>03/10/21 04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6 Eag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38:27" calcext:value-type="date">
            <text:p>03/10/21 04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7 Ow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6:41:33" calcext:value-type="date">
            <text:p>03/10/21 04:4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8 Hawk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6:44:39" calcext:value-type="date">
            <text:p>03/10/21 04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9 Turke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48:26" calcext:value-type="date">
            <text:p>03/10/21 04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30 Peacock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52:13" calcext:value-type="date">
            <text:p>03/10/21 04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31 Pelic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6:55:35" calcext:value-type="date">
            <text:p>03/10/21 04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32 Roadrunn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6:59:22" calcext:value-type="date">
            <text:p>03/10/21 04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1:45:38" calcext:value-type="date">
            <text:p>03/11/21 11:4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1:48:46" calcext:value-type="date">
            <text:p>03/11/21 11:4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1:51:53" calcext:value-type="date">
            <text:p>03/11/21 11:5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1:55:01" calcext:value-type="date">
            <text:p>03/11/21 11:5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1:58:09" calcext:value-type="date">
            <text:p>03/11/21 11:5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2:01:35" calcext:value-type="date">
            <text:p>03/11/21 12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2:04:43" calcext:value-type="date">
            <text:p>03/11/21 12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2:07:51" calcext:value-type="date">
            <text:p>03/11/21 12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2:10:58" calcext:value-type="date">
            <text:p>03/11/21 12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2:14:05" calcext:value-type="date">
            <text:p>03/11/21 12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2 Blue Ja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2:17:11" calcext:value-type="date">
            <text:p>03/11/21 12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2:20:59" calcext:value-type="date">
            <text:p>03/11/21 12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4 Mourning Dov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2:24:05" calcext:value-type="date">
            <text:p>03/11/21 12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2:27:12" calcext:value-type="date">
            <text:p>03/11/21 12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2:30:18" calcext:value-type="date">
            <text:p>03/11/21 12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2:55:55" calcext:value-type="date">
            <text:p>03/11/21 12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8 Sea Gul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2:59:01" calcext:value-type="date">
            <text:p>03/11/21 12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9 Pengu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3:02:55" calcext:value-type="date">
            <text:p>03/11/21 01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0 Sw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3:06:02" calcext:value-type="date">
            <text:p>03/11/21 01:0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1 Flaming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3:09:08" calcext:value-type="date">
            <text:p>03/11/21 01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2 Ostri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3:12:56" calcext:value-type="date">
            <text:p>03/11/21 01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3 Parro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3:16:02" calcext:value-type="date">
            <text:p>03/11/21 01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4 Hero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3:19:07" calcext:value-type="date">
            <text:p>03/11/21 01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5 Do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3:24:56" calcext:value-type="date">
            <text:p>03/11/21 01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6 Eag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3:28:02" calcext:value-type="date">
            <text:p>03/11/21 01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7 Ow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3:31:08" calcext:value-type="date">
            <text:p>03/11/21 01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8 Hawk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3:34:15" calcext:value-type="date">
            <text:p>03/11/21 01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9 Turke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3:37:21" calcext:value-type="date">
            <text:p>03/11/21 01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30 Peac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3:40:27" calcext:value-type="date">
            <text:p>03/11/21 01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31 Pelic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3:43:33" calcext:value-type="date">
            <text:p>03/11/21 01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32 Roadrunn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3:46:39" calcext:value-type="date">
            <text:p>03/11/21 01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4:45:49" calcext:value-type="date">
            <text:p>03/11/21 02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4:48:56" calcext:value-type="date">
            <text:p>03/11/21 02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4:52:04" calcext:value-type="date">
            <text:p>03/11/21 02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4:55:13" calcext:value-type="date">
            <text:p>03/11/21 02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5 Cardin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4:58:21" calcext:value-type="date">
            <text:p>03/11/21 02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5:01:29" calcext:value-type="date">
            <text:p>03/11/21 03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8 Woodpecker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04:36" calcext:value-type="date">
            <text:p>03/11/21 03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9 Canar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08:28" calcext:value-type="date">
            <text:p>03/11/21 03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0 Bluebi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5:11:33" calcext:value-type="date">
            <text:p>03/11/21 03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1 Warbler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14:38" calcext:value-type="date">
            <text:p>03/11/21 03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17:44" calcext:value-type="date">
            <text:p>03/11/21 03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3 Purple Marti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5:21:02" calcext:value-type="date">
            <text:p>03/11/21 03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24:07" calcext:value-type="date">
            <text:p>03/11/21 03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27:12" calcext:value-type="date">
            <text:p>03/11/21 03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30:17" calcext:value-type="date">
            <text:p>03/11/21 03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7 Malla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5:35:57" calcext:value-type="date">
            <text:p>03/11/21 03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8 Sea G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5:39:02" calcext:value-type="date">
            <text:p>03/11/21 03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9 Pengu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5:42:08" calcext:value-type="date">
            <text:p>03/11/21 03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0 Swa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45:13" calcext:value-type="date">
            <text:p>03/11/21 03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1 Flaming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5:48:19" calcext:value-type="date">
            <text:p>03/11/21 03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2 Ostrich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51:24" calcext:value-type="date">
            <text:p>03/11/21 03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3 Parro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5:54:30" calcext:value-type="date">
            <text:p>03/11/21 03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4 Her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57:35" calcext:value-type="date">
            <text:p>03/11/21 03:5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5 Dov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6:00:40" calcext:value-type="date">
            <text:p>03/11/21 04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6 Eagl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6:03:57" calcext:value-type="date">
            <text:p>03/11/21 04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7 Ow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6:07:02" calcext:value-type="date">
            <text:p>03/11/21 04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8 Hawk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6:10:08" calcext:value-type="date">
            <text:p>03/11/21 04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9 Turke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6:13:13" calcext:value-type="date">
            <text:p>03/11/21 04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30 Peacock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6:16:19" calcext:value-type="date">
            <text:p>03/11/21 04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31 Pelic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6:20:05" calcext:value-type="date">
            <text:p>03/11/21 04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32 Roadrunn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6:23:24" calcext:value-type="date">
            <text:p>03/11/21 04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 Hummingbi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5:38:56" calcext:value-type="date">
            <text:p>03/12/21 03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 Sparrow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5:42:03" calcext:value-type="date">
            <text:p>03/12/21 03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5:45:11" calcext:value-type="date">
            <text:p>03/12/21 03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4 Chickade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5:48:19" calcext:value-type="date">
            <text:p>03/12/21 03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5:51:27" calcext:value-type="date">
            <text:p>03/12/21 03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6 Orio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5:54:34" calcext:value-type="date">
            <text:p>03/12/21 03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5:57:40" calcext:value-type="date">
            <text:p>03/12/21 03:5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6:00:52" calcext:value-type="date">
            <text:p>03/12/21 04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04:39" calcext:value-type="date">
            <text:p>03/12/21 04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07:45" calcext:value-type="date">
            <text:p>03/12/21 04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6:10:51" calcext:value-type="date">
            <text:p>03/12/21 04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13:58" calcext:value-type="date">
            <text:p>03/12/21 04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4 Mourning Do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6:17:04" calcext:value-type="date">
            <text:p>03/12/21 04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5 Killde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20:10" calcext:value-type="date">
            <text:p>03/12/21 04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6:24:03" calcext:value-type="date">
            <text:p>03/12/21 04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7 Mallard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28:27" calcext:value-type="date">
            <text:p>03/12/21 04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8 Sea Gul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31:33" calcext:value-type="date">
            <text:p>03/12/21 04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9 Pengu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6:34:38" calcext:value-type="date">
            <text:p>03/12/21 04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37:44" calcext:value-type="date">
            <text:p>03/12/21 04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1 Flaming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40:50" calcext:value-type="date">
            <text:p>03/12/21 04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2 Ostri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44:07" calcext:value-type="date">
            <text:p>03/12/21 04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3 Parro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6:47:13" calcext:value-type="date">
            <text:p>03/12/21 04:4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4 Her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6:50:19" calcext:value-type="date">
            <text:p>03/12/21 04:5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5 Do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53:30" calcext:value-type="date">
            <text:p>03/12/21 04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6 Eagl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6:56:36" calcext:value-type="date">
            <text:p>03/12/21 04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7 Ow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6:59:42" calcext:value-type="date">
            <text:p>03/12/21 04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8 Hawk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7:03:02" calcext:value-type="date">
            <text:p>03/12/21 05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9 Turkey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7:06:08" calcext:value-type="date">
            <text:p>03/12/21 05:0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30 Peacoc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7:09:14" calcext:value-type="date">
            <text:p>03/12/21 05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31 Pelic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7:13:26" calcext:value-type="date">
            <text:p>03/12/21 05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32 Roadrunn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7:16:32" calcext:value-type="date">
            <text:p>03/12/21 05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7:42:03" calcext:value-type="date">
            <text:p>03/12/21 05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 Sparrow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7:45:10" calcext:value-type="date">
            <text:p>03/12/21 05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7:48:18" calcext:value-type="date">
            <text:p>03/12/21 05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4 Chickade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7:51:25" calcext:value-type="date">
            <text:p>03/12/21 05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7:54:33" calcext:value-type="date">
            <text:p>03/12/21 05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7:57:41" calcext:value-type="date">
            <text:p>03/12/21 05:5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7 Robi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00:48" calcext:value-type="date">
            <text:p>03/12/21 06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04:10" calcext:value-type="date">
            <text:p>03/12/21 06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0 Bluebi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07:17" calcext:value-type="date">
            <text:p>03/12/21 06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8:10:24" calcext:value-type="date">
            <text:p>03/12/21 06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13:32" calcext:value-type="date">
            <text:p>03/12/21 06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8:16:39" calcext:value-type="date">
            <text:p>03/12/21 06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19:45" calcext:value-type="date">
            <text:p>03/12/21 06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23:04" calcext:value-type="date">
            <text:p>03/12/21 06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8:26:11" calcext:value-type="date">
            <text:p>03/12/21 06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7 Mall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8:29:34" calcext:value-type="date">
            <text:p>03/12/21 06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8 Sea G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32:40" calcext:value-type="date">
            <text:p>03/12/21 06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9 Pengu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8:35:46" calcext:value-type="date">
            <text:p>03/12/21 06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0 Swa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8:38:52" calcext:value-type="date">
            <text:p>03/12/21 06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1 Flaming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8:41:58" calcext:value-type="date">
            <text:p>03/12/21 06:4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2 Ostrich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45:04" calcext:value-type="date">
            <text:p>03/12/21 06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3 Parro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48:10" calcext:value-type="date">
            <text:p>03/12/21 06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4 Hero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51:15" calcext:value-type="date">
            <text:p>03/12/21 06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5 Do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9:24:22" calcext:value-type="date">
            <text:p>03/12/21 07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6 Eag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9:27:28" calcext:value-type="date">
            <text:p>03/12/21 07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7 Ow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9:30:34" calcext:value-type="date">
            <text:p>03/12/21 07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8 Hawk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9:33:40" calcext:value-type="date">
            <text:p>03/12/21 07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9 Turke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9:36:46" calcext:value-type="date">
            <text:p>03/12/21 07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30 Peacoc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9:39:52" calcext:value-type="date">
            <text:p>03/12/21 07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31 Pelic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9:43:40" calcext:value-type="date">
            <text:p>03/12/21 07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32 Roadrunn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9:46:46" calcext:value-type="date">
            <text:p>03/12/21 07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9:51:10" calcext:value-type="date">
            <text:p>03/12/21 07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9:54:16" calcext:value-type="date">
            <text:p>03/12/21 07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9:58:02" calcext:value-type="date">
            <text:p>03/12/21 07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0:01:08" calcext:value-type="date">
            <text:p>03/12/21 08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0:04:13" calcext:value-type="date">
            <text:p>03/12/21 08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0:07:19" calcext:value-type="date">
            <text:p>03/12/21 08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0:10:24" calcext:value-type="date">
            <text:p>03/12/21 08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0:13:30" calcext:value-type="date">
            <text:p>03/12/21 08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9 Canar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0:16:35" calcext:value-type="date">
            <text:p>03/12/21 08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0:19:41" calcext:value-type="date">
            <text:p>03/12/21 08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0:22:46" calcext:value-type="date">
            <text:p>03/12/21 08:2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0:26:33" calcext:value-type="date">
            <text:p>03/12/21 08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4 Mourning Dov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0:29:38" calcext:value-type="date">
            <text:p>03/12/21 08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5 Killde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0:32:43" calcext:value-type="date">
            <text:p>03/12/21 08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0:35:49" calcext:value-type="date">
            <text:p>03/12/21 08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7 Mallard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0:53:14" calcext:value-type="date">
            <text:p>03/12/21 08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8 Sea Gu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0:56:19" calcext:value-type="date">
            <text:p>03/12/21 08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9 Pengu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0:59:25" calcext:value-type="date">
            <text:p>03/12/21 08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0 Swa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1:02:44" calcext:value-type="date">
            <text:p>03/12/21 09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1 Flaming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1:05:50" calcext:value-type="date">
            <text:p>03/12/21 09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2 Ostric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1:08:56" calcext:value-type="date">
            <text:p>03/12/21 09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3 Parro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1:12:02" calcext:value-type="date">
            <text:p>03/12/21 09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4 Her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1:15:08" calcext:value-type="date">
            <text:p>03/12/21 09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5 Do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1:18:14" calcext:value-type="date">
            <text:p>03/12/21 09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6 Eag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1:21:20" calcext:value-type="date">
            <text:p>03/12/21 09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7 Ow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1:25:07" calcext:value-type="date">
            <text:p>03/12/21 09:2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8 Haw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1:28:13" calcext:value-type="date">
            <text:p>03/12/21 09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9 Turke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1:31:19" calcext:value-type="date">
            <text:p>03/12/21 09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30 Peacock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1:34:33" calcext:value-type="date">
            <text:p>03/12/21 09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31 Pelic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1:37:39" calcext:value-type="date">
            <text:p>03/12/21 09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32 Roadrunn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1:40:45" calcext:value-type="date">
            <text:p>03/12/21 09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0:31:03" calcext:value-type="date">
            <text:p>03/15/21 10:3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0:34:10" calcext:value-type="date">
            <text:p>03/15/21 10:3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0:37:18" calcext:value-type="date">
            <text:p>03/15/21 10:3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0:40:25" calcext:value-type="date">
            <text:p>03/15/21 10:4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0:43:33" calcext:value-type="date">
            <text:p>03/15/21 10:4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0:46:40" calcext:value-type="date">
            <text:p>03/15/21 10:4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0:50:30" calcext:value-type="date">
            <text:p>03/15/21 10:5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0:53:37" calcext:value-type="date">
            <text:p>03/15/21 10:5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9 Canar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0:58:08" calcext:value-type="date">
            <text:p>03/15/21 10:5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1:01:30" calcext:value-type="date">
            <text:p>03/15/21 11:0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1:04:37" calcext:value-type="date">
            <text:p>03/15/21 11:0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1:07:45" calcext:value-type="date">
            <text:p>03/15/21 11:0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1:10:52" calcext:value-type="date">
            <text:p>03/15/21 11:1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1:13:59" calcext:value-type="date">
            <text:p>03/15/21 11:1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6 Mocking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1:17:07" calcext:value-type="date">
            <text:p>03/15/21 11:1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7 Malla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1:20:20" calcext:value-type="date">
            <text:p>03/15/21 11:2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8 Sea G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1:23:27" calcext:value-type="date">
            <text:p>03/15/21 11:2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9 Pengu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1:26:34" calcext:value-type="date">
            <text:p>03/15/21 11:2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0 Sw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1:30:21" calcext:value-type="date">
            <text:p>03/15/21 11:3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1 Flaming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1:33:28" calcext:value-type="date">
            <text:p>03/15/21 11:3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2 Ostrich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1:36:34" calcext:value-type="date">
            <text:p>03/15/21 11:3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3 Parrot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1:39:40" calcext:value-type="date">
            <text:p>03/15/21 11:3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4 Her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1:43:28" calcext:value-type="date">
            <text:p>03/15/21 11:4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5 Dov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1:54:34" calcext:value-type="date">
            <text:p>03/15/21 11:5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1:57:52" calcext:value-type="date">
            <text:p>03/15/21 11:5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7 Ow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2:00:58" calcext:value-type="date">
            <text:p>03/15/21 12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8 Haw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2:04:05" calcext:value-type="date">
            <text:p>03/15/21 12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9 Turke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07:20" calcext:value-type="date">
            <text:p>03/15/21 12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30 Peacoc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10:26" calcext:value-type="date">
            <text:p>03/15/21 12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31 Pelic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13:32" calcext:value-type="date">
            <text:p>03/15/21 12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32 Roadrunn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17:20" calcext:value-type="date">
            <text:p>03/15/21 12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21:04" calcext:value-type="date">
            <text:p>03/15/21 12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24:10" calcext:value-type="date">
            <text:p>03/15/21 12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27:57" calcext:value-type="date">
            <text:p>03/15/21 12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4 Chickade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31:03" calcext:value-type="date">
            <text:p>03/15/21 12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2:34:20" calcext:value-type="date">
            <text:p>03/15/21 12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37:26" calcext:value-type="date">
            <text:p>03/15/21 12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40:31" calcext:value-type="date">
            <text:p>03/15/21 12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43:52" calcext:value-type="date">
            <text:p>03/15/21 12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9 Canar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47:52" calcext:value-type="date">
            <text:p>03/15/21 12:4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2:50:58" calcext:value-type="date">
            <text:p>03/15/21 12:5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2:54:05" calcext:value-type="date">
            <text:p>03/15/21 12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57:11" calcext:value-type="date">
            <text:p>03/15/21 12:5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4 Mourning Dov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00:17" calcext:value-type="date">
            <text:p>03/15/21 01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03:24" calcext:value-type="date">
            <text:p>03/15/21 01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6 Mocking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3:07:11" calcext:value-type="date">
            <text:p>03/15/21 01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11:06" calcext:value-type="date">
            <text:p>03/15/21 01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8 Sea Gul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14:12" calcext:value-type="date">
            <text:p>03/15/21 01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9 Pengui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18:06" calcext:value-type="date">
            <text:p>03/15/21 01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3:21:12" calcext:value-type="date">
            <text:p>03/15/21 01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1 Flaming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24:18" calcext:value-type="date">
            <text:p>03/15/21 01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2 Ostric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27:25" calcext:value-type="date">
            <text:p>03/15/21 01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3 Parro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3:30:31" calcext:value-type="date">
            <text:p>03/15/21 01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4 Her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33:37" calcext:value-type="date">
            <text:p>03/15/21 01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5 Dove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3:36:44" calcext:value-type="date">
            <text:p>03/15/21 01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6 Eag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3:40:55" calcext:value-type="date">
            <text:p>03/15/21 01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7 Ow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44:02" calcext:value-type="date">
            <text:p>03/15/21 01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8 Haw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47:08" calcext:value-type="date">
            <text:p>03/15/21 01:4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9 Turke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3:50:14" calcext:value-type="date">
            <text:p>03/15/21 01:5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30 Peacoc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53:20" calcext:value-type="date">
            <text:p>03/15/21 01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31 Pelica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3:56:26" calcext:value-type="date">
            <text:p>03/15/21 01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32 Roadrunn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59:32" calcext:value-type="date">
            <text:p>03/15/21 01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 Hummingbi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4:09:59" calcext:value-type="date">
            <text:p>03/15/21 02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4:13:05" calcext:value-type="date">
            <text:p>03/15/21 02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4:16:11" calcext:value-type="date">
            <text:p>03/15/21 02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4:19:17" calcext:value-type="date">
            <text:p>03/15/21 02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4:22:23" calcext:value-type="date">
            <text:p>03/15/21 02:2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4:25:29" calcext:value-type="date">
            <text:p>03/15/21 02:2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4:28:35" calcext:value-type="date">
            <text:p>03/15/21 02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4:32:22" calcext:value-type="date">
            <text:p>03/15/21 02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4:35:27" calcext:value-type="date">
            <text:p>03/15/21 02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4:38:33" calcext:value-type="date">
            <text:p>03/15/21 02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4:41:39" calcext:value-type="date">
            <text:p>03/15/21 02:4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2 Blue Ja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4:44:45" calcext:value-type="date">
            <text:p>03/15/21 02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4 Mourning Do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4:47:51" calcext:value-type="date">
            <text:p>03/15/21 02:4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4:51:07" calcext:value-type="date">
            <text:p>03/15/21 02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4:54:12" calcext:value-type="date">
            <text:p>03/15/21 02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4:58:26" calcext:value-type="date">
            <text:p>03/15/21 02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8 Sea Gul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5:01:33" calcext:value-type="date">
            <text:p>03/15/21 03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9 Pengu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5:04:39" calcext:value-type="date">
            <text:p>03/15/21 03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0 Swa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5:07:45" calcext:value-type="date">
            <text:p>03/15/21 03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1 Flaming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5:10:52" calcext:value-type="date">
            <text:p>03/15/21 03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2 Ostri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5:13:58" calcext:value-type="date">
            <text:p>03/15/21 03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3 Parrot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5:17:04" calcext:value-type="date">
            <text:p>03/15/21 03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4 Her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5:20:10" calcext:value-type="date">
            <text:p>03/15/21 03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5 Dov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5:23:17" calcext:value-type="date">
            <text:p>03/15/21 03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6 Eagl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5:26:23" calcext:value-type="date">
            <text:p>03/15/21 03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7 Ow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5:29:29" calcext:value-type="date">
            <text:p>03/15/21 03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8 Haw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5:32:36" calcext:value-type="date">
            <text:p>03/15/21 03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9 Turke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5:35:42" calcext:value-type="date">
            <text:p>03/15/21 03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30 Peacock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5:39:29" calcext:value-type="date">
            <text:p>03/15/21 03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31 Pelic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5:42:35" calcext:value-type="date">
            <text:p>03/15/21 03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32 Roadrunn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5:46:22" calcext:value-type="date">
            <text:p>03/15/21 03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1:24:36" calcext:value-type="date">
            <text:p>03/16/21 11:2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1:27:41" calcext:value-type="date">
            <text:p>03/16/21 11:2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1:30:47" calcext:value-type="date">
            <text:p>03/16/21 11:3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4 Chickade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1:33:52" calcext:value-type="date">
            <text:p>03/16/21 11:3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1:36:57" calcext:value-type="date">
            <text:p>03/16/21 11:3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1:40:03" calcext:value-type="date">
            <text:p>03/16/21 11:4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1:43:08" calcext:value-type="date">
            <text:p>03/16/21 11:4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1:46:14" calcext:value-type="date">
            <text:p>03/16/21 11:4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1:49:28" calcext:value-type="date">
            <text:p>03/16/21 11:4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1:52:33" calcext:value-type="date">
            <text:p>03/16/21 11:5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1:55:48" calcext:value-type="date">
            <text:p>03/16/21 11:5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1:58:53" calcext:value-type="date">
            <text:p>03/16/21 11:5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3 Purple Mart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01:59" calcext:value-type="date">
            <text:p>03/16/21 12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2:05:45" calcext:value-type="date">
            <text:p>03/16/21 12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6 Mockingbir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08:51" calcext:value-type="date">
            <text:p>03/16/21 12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7 Mall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13:31" calcext:value-type="date">
            <text:p>03/16/21 12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8 Sea G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2:16:37" calcext:value-type="date">
            <text:p>03/16/21 12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9 Pengu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19:42" calcext:value-type="date">
            <text:p>03/16/21 12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22:59" calcext:value-type="date">
            <text:p>03/16/21 12:2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1 Flaming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26:06" calcext:value-type="date">
            <text:p>03/16/21 12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2 Ostric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29:12" calcext:value-type="date">
            <text:p>03/16/21 12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3 Parro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32:18" calcext:value-type="date">
            <text:p>03/16/21 12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4 Her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2:35:24" calcext:value-type="date">
            <text:p>03/16/21 12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5 Dov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38:31" calcext:value-type="date">
            <text:p>03/16/21 12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2:41:37" calcext:value-type="date">
            <text:p>03/16/21 12:4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7 Ow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2:44:43" calcext:value-type="date">
            <text:p>03/16/21 12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8 Haw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48:30" calcext:value-type="date">
            <text:p>03/16/21 12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9 Turke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2:51:36" calcext:value-type="date">
            <text:p>03/16/21 12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30 Peacock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54:42" calcext:value-type="date">
            <text:p>03/16/21 12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31 Pelic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2:57:56" calcext:value-type="date">
            <text:p>03/16/21 12:5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32 Roadrunn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3:01:02" calcext:value-type="date">
            <text:p>03/16/21 01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3:16:49" calcext:value-type="date">
            <text:p>03/16/21 01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3:20:37" calcext:value-type="date">
            <text:p>03/16/21 01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3:23:43" calcext:value-type="date">
            <text:p>03/16/21 01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3:27:04" calcext:value-type="date">
            <text:p>03/16/21 01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3:30:10" calcext:value-type="date">
            <text:p>03/16/21 01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6 Orio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3:33:16" calcext:value-type="date">
            <text:p>03/16/21 01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3:36:22" calcext:value-type="date">
            <text:p>03/16/21 01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8 Woodpeck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3:39:28" calcext:value-type="date">
            <text:p>03/16/21 01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9 Canar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3:42:34" calcext:value-type="date">
            <text:p>03/16/21 01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0 Blue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3:45:41" calcext:value-type="date">
            <text:p>03/16/21 01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3:48:46" calcext:value-type="date">
            <text:p>03/16/21 01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3:51:51" calcext:value-type="date">
            <text:p>03/16/21 01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3:54:56" calcext:value-type="date">
            <text:p>03/16/21 01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3:58:01" calcext:value-type="date">
            <text:p>03/16/21 01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4:01:07" calcext:value-type="date">
            <text:p>03/16/21 02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7 Mallard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4:04:24" calcext:value-type="date">
            <text:p>03/16/21 02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8 Sea Gu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07:30" calcext:value-type="date">
            <text:p>03/16/21 02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9 Pengu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4:10:35" calcext:value-type="date">
            <text:p>03/16/21 02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0 Sw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14:22" calcext:value-type="date">
            <text:p>03/16/21 02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1 Flaming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17:28" calcext:value-type="date">
            <text:p>03/16/21 02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2 Ostrich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4:20:33" calcext:value-type="date">
            <text:p>03/16/21 02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3 Parro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4:23:39" calcext:value-type="date">
            <text:p>03/16/21 02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4 Her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26:44" calcext:value-type="date">
            <text:p>03/16/21 02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5 Do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29:49" calcext:value-type="date">
            <text:p>03/16/21 02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6 Eagl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4:32:54" calcext:value-type="date">
            <text:p>03/16/21 02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7 Ow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35:59" calcext:value-type="date">
            <text:p>03/16/21 02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8 Hawk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39:05" calcext:value-type="date">
            <text:p>03/16/21 02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9 Turke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42:10" calcext:value-type="date">
            <text:p>03/16/21 02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30 Peacock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45:24" calcext:value-type="date">
            <text:p>03/16/21 02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31 Pelic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4:48:30" calcext:value-type="date">
            <text:p>03/16/21 02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32 Roadrunne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4:51:35" calcext:value-type="date">
            <text:p>03/16/21 02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58:54" calcext:value-type="date">
            <text:p>03/16/21 02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5:01:59" calcext:value-type="date">
            <text:p>03/16/21 03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3 Goldfinc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05:05" calcext:value-type="date">
            <text:p>03/16/21 03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4 Chickade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5:08:10" calcext:value-type="date">
            <text:p>03/16/21 03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11:56" calcext:value-type="date">
            <text:p>03/16/21 03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6 Orio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15:02" calcext:value-type="date">
            <text:p>03/16/21 03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18:07" calcext:value-type="date">
            <text:p>03/16/21 03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21:12" calcext:value-type="date">
            <text:p>03/16/21 03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9 Cana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24:18" calcext:value-type="date">
            <text:p>03/16/21 03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27:23" calcext:value-type="date">
            <text:p>03/16/21 03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30:29" calcext:value-type="date">
            <text:p>03/16/21 03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33:34" calcext:value-type="date">
            <text:p>03/16/21 03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36:40" calcext:value-type="date">
            <text:p>03/16/21 03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5:39:45" calcext:value-type="date">
            <text:p>03/16/21 03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5:42:51" calcext:value-type="date">
            <text:p>03/16/21 03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7 Mall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46:28" calcext:value-type="date">
            <text:p>03/16/21 03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8 Sea G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49:33" calcext:value-type="date">
            <text:p>03/16/21 03:4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9 Pengui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5:52:47" calcext:value-type="date">
            <text:p>03/16/21 03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0 Swa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5:55:53" calcext:value-type="date">
            <text:p>03/16/21 03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1 Flaming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58:59" calcext:value-type="date">
            <text:p>03/16/21 03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2 Ostri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6:02:05" calcext:value-type="date">
            <text:p>03/16/21 04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3 Parro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6:05:10" calcext:value-type="date">
            <text:p>03/16/21 04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4 Her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6:08:57" calcext:value-type="date">
            <text:p>03/16/21 04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5 Do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6:12:03" calcext:value-type="date">
            <text:p>03/16/21 04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6 Eag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6:15:09" calcext:value-type="date">
            <text:p>03/16/21 04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7 Ow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6:18:15" calcext:value-type="date">
            <text:p>03/16/21 04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8 Hawk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6:21:20" calcext:value-type="date">
            <text:p>03/16/21 04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9 Turkey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6:24:26" calcext:value-type="date">
            <text:p>03/16/21 04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30 Peacock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6:28:13" calcext:value-type="date">
            <text:p>03/16/21 04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31 Pelica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6:31:19" calcext:value-type="date">
            <text:p>03/16/21 04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32 Roadrunn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6:34:25" calcext:value-type="date">
            <text:p>03/16/21 04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09:36:19" calcext:value-type="date">
            <text:p>03/17/21 09:3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 Sparrow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09:39:27" calcext:value-type="date">
            <text:p>03/17/21 09:3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09:42:35" calcext:value-type="date">
            <text:p>03/17/21 09:4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09:45:42" calcext:value-type="date">
            <text:p>03/17/21 09:4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09:48:50" calcext:value-type="date">
            <text:p>03/17/21 09:4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6 Orio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09:52:03" calcext:value-type="date">
            <text:p>03/17/21 09:5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09:55:08" calcext:value-type="date">
            <text:p>03/17/21 09:5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09:58:12" calcext:value-type="date">
            <text:p>03/17/21 09:5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0:02:10" calcext:value-type="date">
            <text:p>03/17/21 10:0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05:23" calcext:value-type="date">
            <text:p>03/17/21 10:0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08:28" calcext:value-type="date">
            <text:p>03/17/21 10:0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11:33" calcext:value-type="date">
            <text:p>03/17/21 10:1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3 Purple Marti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0:14:38" calcext:value-type="date">
            <text:p>03/17/21 10:1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0:17:52" calcext:value-type="date">
            <text:p>03/17/21 10:1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21:08" calcext:value-type="date">
            <text:p>03/17/21 10:2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0:24:53" calcext:value-type="date">
            <text:p>03/17/21 10:2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8 Sea Gul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31:06" calcext:value-type="date">
            <text:p>03/17/21 10:3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9 Pengu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34:10" calcext:value-type="date">
            <text:p>03/17/21 10:3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0 Swa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0:37:23" calcext:value-type="date">
            <text:p>03/17/21 10:3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1 Flaming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0:40:27" calcext:value-type="date">
            <text:p>03/17/21 10:4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2 Ostric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43:43" calcext:value-type="date">
            <text:p>03/17/21 10:4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3 Parro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46:49" calcext:value-type="date">
            <text:p>03/17/21 10:4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4 Her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49:53" calcext:value-type="date">
            <text:p>03/17/21 10:4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5 Dov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0:52:58" calcext:value-type="date">
            <text:p>03/17/21 10:5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6 Eag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56:02" calcext:value-type="date">
            <text:p>03/17/21 10:5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7 Ow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0:59:07" calcext:value-type="date">
            <text:p>03/17/21 10:5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8 Haw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02:12" calcext:value-type="date">
            <text:p>03/17/21 11:0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9 Turke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05:17" calcext:value-type="date">
            <text:p>03/17/21 11:0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30 Peacoc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09:04" calcext:value-type="date">
            <text:p>03/17/21 11:0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31 Pelica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12:09" calcext:value-type="date">
            <text:p>03/17/21 11:1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32 Roadrunn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1:15:14" calcext:value-type="date">
            <text:p>03/17/21 11:1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24:08" calcext:value-type="date">
            <text:p>03/17/21 11:2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1:27:14" calcext:value-type="date">
            <text:p>03/17/21 11:2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1:30:19" calcext:value-type="date">
            <text:p>03/17/21 11:3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33:25" calcext:value-type="date">
            <text:p>03/17/21 11:3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36:31" calcext:value-type="date">
            <text:p>03/17/21 11:3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39:37" calcext:value-type="date">
            <text:p>03/17/21 11:3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7 Robi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42:44" calcext:value-type="date">
            <text:p>03/17/21 11:4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8 Woodpeck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1:46:02" calcext:value-type="date">
            <text:p>03/17/21 11:4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49:09" calcext:value-type="date">
            <text:p>03/17/21 11:4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0 Bluebi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1:52:15" calcext:value-type="date">
            <text:p>03/17/21 11:5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1 Warbl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55:21" calcext:value-type="date">
            <text:p>03/17/21 11:5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2 Blue Ja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1:58:27" calcext:value-type="date">
            <text:p>03/17/21 11:5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2:01:33" calcext:value-type="date">
            <text:p>03/17/21 12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2:04:39" calcext:value-type="date">
            <text:p>03/17/21 12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2:08:26" calcext:value-type="date">
            <text:p>03/17/21 12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2:11:32" calcext:value-type="date">
            <text:p>03/17/21 12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7 Malla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2:16:30" calcext:value-type="date">
            <text:p>03/17/21 12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9 Pengui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19:36" calcext:value-type="date">
            <text:p>03/17/21 12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22:41" calcext:value-type="date">
            <text:p>03/17/21 12:2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1 Flaming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25:47" calcext:value-type="date">
            <text:p>03/17/21 12:2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2 Ostrich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28:53" calcext:value-type="date">
            <text:p>03/17/21 12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3 Parr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32:53" calcext:value-type="date">
            <text:p>03/17/21 12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4 Her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36:10" calcext:value-type="date">
            <text:p>03/17/21 12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5 Do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2:39:16" calcext:value-type="date">
            <text:p>03/17/21 12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42:23" calcext:value-type="date">
            <text:p>03/17/21 12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7 Owl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45:29" calcext:value-type="date">
            <text:p>03/17/21 12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8 Hawk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48:49" calcext:value-type="date">
            <text:p>03/17/21 12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9 Turke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51:56" calcext:value-type="date">
            <text:p>03/17/21 12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30 Peacock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2:55:02" calcext:value-type="date">
            <text:p>03/17/21 12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31 Pelican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2:58:08" calcext:value-type="date">
            <text:p>03/17/21 12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32 Roadrunn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3:01:14" calcext:value-type="date">
            <text:p>03/17/21 01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3:24:00" calcext:value-type="date">
            <text:p>03/17/21 01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3:28:12" calcext:value-type="date">
            <text:p>03/17/21 01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3 Goldfin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3:31:18" calcext:value-type="date">
            <text:p>03/17/21 01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4 Chickade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3:34:24" calcext:value-type="date">
            <text:p>03/17/21 01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5 Cardinal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09:47" calcext:value-type="date">
            <text:p>03/17/21 02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12:55" calcext:value-type="date">
            <text:p>03/17/21 02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16:02" calcext:value-type="date">
            <text:p>03/17/21 02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19:10" calcext:value-type="date">
            <text:p>03/17/21 02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9 Canar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23:52" calcext:value-type="date">
            <text:p>03/17/21 02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27:00" calcext:value-type="date">
            <text:p>03/17/21 02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4:30:08" calcext:value-type="date">
            <text:p>03/17/21 02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33:15" calcext:value-type="date">
            <text:p>03/17/21 02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36:28" calcext:value-type="date">
            <text:p>03/17/21 02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39:35" calcext:value-type="date">
            <text:p>03/17/21 02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4:42:41" calcext:value-type="date">
            <text:p>03/17/21 02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6 Mockingbir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45:57" calcext:value-type="date">
            <text:p>03/17/21 02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4:49:32" calcext:value-type="date">
            <text:p>03/17/21 02:4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8 Sea G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52:38" calcext:value-type="date">
            <text:p>03/17/21 02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0 Sw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4:56:26" calcext:value-type="date">
            <text:p>03/17/21 02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1 Flaming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59:39" calcext:value-type="date">
            <text:p>03/17/21 02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2 Ostri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5:02:45" calcext:value-type="date">
            <text:p>03/17/21 03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3 Parro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5:05:51" calcext:value-type="date">
            <text:p>03/17/21 03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4 Her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5:08:57" calcext:value-type="date">
            <text:p>03/17/21 03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5 Dov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5:19:51" calcext:value-type="date">
            <text:p>03/17/21 03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6 Eag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5:24:59" calcext:value-type="date">
            <text:p>03/17/21 03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7 Ow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5:31:53" calcext:value-type="date">
            <text:p>03/17/21 03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8 Hawk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5:34:59" calcext:value-type="date">
            <text:p>03/17/21 03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9 Turke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5:40:21" calcext:value-type="date">
            <text:p>03/17/21 03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30 Peacock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5:43:27" calcext:value-type="date">
            <text:p>03/17/21 03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31 Pelic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5:59:53" calcext:value-type="date">
            <text:p>03/17/21 03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32 Roadrunn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6:02:59" calcext:value-type="date">
            <text:p>03/17/21 04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0:34:16" calcext:value-type="date">
            <text:p>03/18/21 10:3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0:37:24" calcext:value-type="date">
            <text:p>03/18/21 10:3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0:40:31" calcext:value-type="date">
            <text:p>03/18/21 10:4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0:43:39" calcext:value-type="date">
            <text:p>03/18/21 10:4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0:46:46" calcext:value-type="date">
            <text:p>03/18/21 10:4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0:49:54" calcext:value-type="date">
            <text:p>03/18/21 10:4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0:53:49" calcext:value-type="date">
            <text:p>03/18/21 10:5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0:56:54" calcext:value-type="date">
            <text:p>03/18/21 10:5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9 Canar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00:00" calcext:value-type="date">
            <text:p>03/18/21 11:0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0 Bluebir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03:05" calcext:value-type="date">
            <text:p>03/18/21 11:0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1 Warble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06:52" calcext:value-type="date">
            <text:p>03/18/21 11:0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1:09:58" calcext:value-type="date">
            <text:p>03/18/21 11:0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1:13:04" calcext:value-type="date">
            <text:p>03/18/21 11:1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4 Mourning Dov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16:09" calcext:value-type="date">
            <text:p>03/18/21 11:1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19:15" calcext:value-type="date">
            <text:p>03/18/21 11:1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22:20" calcext:value-type="date">
            <text:p>03/18/21 11:2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7 Mall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1:25:26" calcext:value-type="date">
            <text:p>03/18/21 11:2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8 Sea G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28:31" calcext:value-type="date">
            <text:p>03/18/21 11:2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9 Pengu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31:37" calcext:value-type="date">
            <text:p>03/18/21 11:3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1 Flaming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34:42" calcext:value-type="date">
            <text:p>03/18/21 11:3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2 Ostrich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37:48" calcext:value-type="date">
            <text:p>03/18/21 11:3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3 Parro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1:40:53" calcext:value-type="date">
            <text:p>03/18/21 11:4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4 Hero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43:59" calcext:value-type="date">
            <text:p>03/18/21 11:4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5 Do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47:04" calcext:value-type="date">
            <text:p>03/18/21 11:4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50:09" calcext:value-type="date">
            <text:p>03/18/21 11:5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7 Ow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54:02" calcext:value-type="date">
            <text:p>03/18/21 11:5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8 Haw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57:07" calcext:value-type="date">
            <text:p>03/18/21 11:5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9 Turke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00:12" calcext:value-type="date">
            <text:p>03/18/21 12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30 Peacock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03:17" calcext:value-type="date">
            <text:p>03/18/21 12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31 Pelica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07:04" calcext:value-type="date">
            <text:p>03/18/21 12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32 Roadrunn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10:09" calcext:value-type="date">
            <text:p>03/18/21 12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14:33" calcext:value-type="date">
            <text:p>03/18/21 12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 Sparrow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2:17:39" calcext:value-type="date">
            <text:p>03/18/21 12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20:45" calcext:value-type="date">
            <text:p>03/18/21 12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2:23:51" calcext:value-type="date">
            <text:p>03/18/21 12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26:57" calcext:value-type="date">
            <text:p>03/18/21 12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30:03" calcext:value-type="date">
            <text:p>03/18/21 12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33:09" calcext:value-type="date">
            <text:p>03/18/21 12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36:15" calcext:value-type="date">
            <text:p>03/18/21 12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9 Canary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2:39:22" calcext:value-type="date">
            <text:p>03/18/21 12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2:42:28" calcext:value-type="date">
            <text:p>03/18/21 12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45:34" calcext:value-type="date">
            <text:p>03/18/21 12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48:40" calcext:value-type="date">
            <text:p>03/18/21 12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51:56" calcext:value-type="date">
            <text:p>03/18/21 12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4 Mourning Dov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55:02" calcext:value-type="date">
            <text:p>03/18/21 12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2:58:08" calcext:value-type="date">
            <text:p>03/18/21 12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01:23" calcext:value-type="date">
            <text:p>03/18/21 01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3:04:29" calcext:value-type="date">
            <text:p>03/18/21 01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8 Sea G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07:44" calcext:value-type="date">
            <text:p>03/18/21 01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9 Pengui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3:10:50" calcext:value-type="date">
            <text:p>03/18/21 01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0 Swa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3:13:56" calcext:value-type="date">
            <text:p>03/18/21 01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2 Ostrich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17:02" calcext:value-type="date">
            <text:p>03/18/21 01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3 Parro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20:08" calcext:value-type="date">
            <text:p>03/18/21 01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4 Her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23:14" calcext:value-type="date">
            <text:p>03/18/21 01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5 Do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3:26:33" calcext:value-type="date">
            <text:p>03/18/21 01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29:38" calcext:value-type="date">
            <text:p>03/18/21 01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7 Ow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32:44" calcext:value-type="date">
            <text:p>03/18/21 01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8 Hawk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36:03" calcext:value-type="date">
            <text:p>03/18/21 01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9 Turke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39:17" calcext:value-type="date">
            <text:p>03/18/21 01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30 Peacock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3:42:23" calcext:value-type="date">
            <text:p>03/18/21 01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31 Pelica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3:45:29" calcext:value-type="date">
            <text:p>03/18/21 01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32 Roadrunn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48:35" calcext:value-type="date">
            <text:p>03/18/21 01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52:17" calcext:value-type="date">
            <text:p>03/18/21 01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55:23" calcext:value-type="date">
            <text:p>03/18/21 01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3:58:29" calcext:value-type="date">
            <text:p>03/18/21 01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4 Chickade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4:01:35" calcext:value-type="date">
            <text:p>03/18/21 02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04:41" calcext:value-type="date">
            <text:p>03/18/21 02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6 Orio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07:47" calcext:value-type="date">
            <text:p>03/18/21 02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11:34" calcext:value-type="date">
            <text:p>03/18/21 02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14:49" calcext:value-type="date">
            <text:p>03/18/21 02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17:55" calcext:value-type="date">
            <text:p>03/18/21 02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21:01" calcext:value-type="date">
            <text:p>03/18/21 02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24:07" calcext:value-type="date">
            <text:p>03/18/21 02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2 Blue Ja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4:27:13" calcext:value-type="date">
            <text:p>03/18/21 02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30:19" calcext:value-type="date">
            <text:p>03/18/21 02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33:25" calcext:value-type="date">
            <text:p>03/18/21 02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4:36:31" calcext:value-type="date">
            <text:p>03/18/21 02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39:45" calcext:value-type="date">
            <text:p>03/18/21 02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4:42:53" calcext:value-type="date">
            <text:p>03/18/21 02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8 Sea G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4:46:02" calcext:value-type="date">
            <text:p>03/18/21 02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9 Pengu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4:50:09" calcext:value-type="date">
            <text:p>03/18/21 02:5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0 Swa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4:53:18" calcext:value-type="date">
            <text:p>03/18/21 02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1 Flamingo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56:26" calcext:value-type="date">
            <text:p>03/18/21 02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3 Parro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4:59:32" calcext:value-type="date">
            <text:p>03/18/21 02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4 Hero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02:38" calcext:value-type="date">
            <text:p>03/18/21 03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5 Do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5:05:44" calcext:value-type="date">
            <text:p>03/18/21 03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08:50" calcext:value-type="date">
            <text:p>03/18/21 03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7 Ow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11:55" calcext:value-type="date">
            <text:p>03/18/21 03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8 Haw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5:15:01" calcext:value-type="date">
            <text:p>03/18/21 03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9 Turke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5:18:06" calcext:value-type="date">
            <text:p>03/18/21 03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30 Peacoc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21:10" calcext:value-type="date">
            <text:p>03/18/21 03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31 Pelica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5:24:16" calcext:value-type="date">
            <text:p>03/18/21 03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32 Roadrunn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5:27:20" calcext:value-type="date">
            <text:p>03/18/21 03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30:25" calcext:value-type="date">
            <text:p>03/18/21 03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 Sparrow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33:30" calcext:value-type="date">
            <text:p>03/18/21 03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5:36:35" calcext:value-type="date">
            <text:p>03/18/21 03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39:40" calcext:value-type="date">
            <text:p>03/18/21 03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42:45" calcext:value-type="date">
            <text:p>03/18/21 03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45:50" calcext:value-type="date">
            <text:p>03/18/21 03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5:48:55" calcext:value-type="date">
            <text:p>03/18/21 03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5:52:00" calcext:value-type="date">
            <text:p>03/18/21 03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9 Canar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55:05" calcext:value-type="date">
            <text:p>03/18/21 03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5:58:24" calcext:value-type="date">
            <text:p>03/18/21 03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6:01:29" calcext:value-type="date">
            <text:p>03/18/21 04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04:34" calcext:value-type="date">
            <text:p>03/18/21 04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6:07:39" calcext:value-type="date">
            <text:p>03/18/21 04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10:55" calcext:value-type="date">
            <text:p>03/18/21 04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14:10" calcext:value-type="date">
            <text:p>03/18/21 04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17:15" calcext:value-type="date">
            <text:p>03/18/21 04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7 Mallard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20:21" calcext:value-type="date">
            <text:p>03/18/21 04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8 Sea G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24:15" calcext:value-type="date">
            <text:p>03/18/21 04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9 Pengu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6:27:22" calcext:value-type="date">
            <text:p>03/18/21 04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6:30:29" calcext:value-type="date">
            <text:p>03/18/21 04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1 Flaming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33:36" calcext:value-type="date">
            <text:p>03/18/21 04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2 Ostri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36:42" calcext:value-type="date">
            <text:p>03/18/21 04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4 Hero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6:39:48" calcext:value-type="date">
            <text:p>03/18/21 04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5 Do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42:54" calcext:value-type="date">
            <text:p>03/18/21 04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6 Eag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6:46:00" calcext:value-type="date">
            <text:p>03/18/21 04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7 Ow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6:49:06" calcext:value-type="date">
            <text:p>03/18/21 04:4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8 Haw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52:13" calcext:value-type="date">
            <text:p>03/18/21 04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9 Turke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55:21" calcext:value-type="date">
            <text:p>03/18/21 04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30 Peaco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6:58:28" calcext:value-type="date">
            <text:p>03/18/21 04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31 Pelica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7:02:24" calcext:value-type="date">
            <text:p>03/18/21 05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32 Roadrunn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05:31" calcext:value-type="date">
            <text:p>03/18/21 05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7:17:40" calcext:value-type="date">
            <text:p>03/18/21 05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20:59" calcext:value-type="date">
            <text:p>03/18/21 05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24:05" calcext:value-type="date">
            <text:p>03/18/21 05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7:27:24" calcext:value-type="date">
            <text:p>03/18/21 05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30:30" calcext:value-type="date">
            <text:p>03/18/21 05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6 Orio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7:33:36" calcext:value-type="date">
            <text:p>03/18/21 05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37:36" calcext:value-type="date">
            <text:p>03/18/21 05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40:43" calcext:value-type="date">
            <text:p>03/18/21 05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9 Cana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43:49" calcext:value-type="date">
            <text:p>03/18/21 05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0 Blue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46:55" calcext:value-type="date">
            <text:p>03/18/21 05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50:01" calcext:value-type="date">
            <text:p>03/18/21 05:5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53:07" calcext:value-type="date">
            <text:p>03/18/21 05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56:25" calcext:value-type="date">
            <text:p>03/18/21 05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4 Mourning Do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59:32" calcext:value-type="date">
            <text:p>03/18/21 05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5 Killde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8:02:38" calcext:value-type="date">
            <text:p>03/18/21 06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8:05:53" calcext:value-type="date">
            <text:p>03/18/21 06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8:08:59" calcext:value-type="date">
            <text:p>03/18/21 06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8 Sea G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8:12:05" calcext:value-type="date">
            <text:p>03/18/21 06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9 Pengu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8:15:11" calcext:value-type="date">
            <text:p>03/18/21 06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0 Sw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8:18:18" calcext:value-type="date">
            <text:p>03/18/21 06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1 Flaming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8:21:24" calcext:value-type="date">
            <text:p>03/18/21 06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2 Ostric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8:24:30" calcext:value-type="date">
            <text:p>03/18/21 06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3 Parro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8:27:36" calcext:value-type="date">
            <text:p>03/18/21 06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5 Dov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8:30:42" calcext:value-type="date">
            <text:p>03/18/21 06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6 Eagl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8:34:59" calcext:value-type="date">
            <text:p>03/18/21 06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7 Ow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8:38:18" calcext:value-type="date">
            <text:p>03/18/21 06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8 Haw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8:41:24" calcext:value-type="date">
            <text:p>03/18/21 06:4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9 Turke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8:44:30" calcext:value-type="date">
            <text:p>03/18/21 06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30 Peacoc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8:47:36" calcext:value-type="date">
            <text:p>03/18/21 06:4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31 Pelica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8:50:42" calcext:value-type="date">
            <text:p>03/18/21 06:5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32 Roadrun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8:53:47" calcext:value-type="date">
            <text:p>03/18/21 06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 Hummingbir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7:37:21" calcext:value-type="date">
            <text:p>03/23/21 05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 Sparrow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7:40:29" calcext:value-type="date">
            <text:p>03/23/21 05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7:43:37" calcext:value-type="date">
            <text:p>03/23/21 05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7:46:45" calcext:value-type="date">
            <text:p>03/23/21 05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7:49:52" calcext:value-type="date">
            <text:p>03/23/21 05:4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7:53:00" calcext:value-type="date">
            <text:p>03/23/21 05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7:56:08" calcext:value-type="date">
            <text:p>03/23/21 05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7:59:16" calcext:value-type="date">
            <text:p>03/23/21 05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8:03:05" calcext:value-type="date">
            <text:p>03/23/21 06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06:13" calcext:value-type="date">
            <text:p>03/23/21 06:0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1 Warbl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8:09:20" calcext:value-type="date">
            <text:p>03/23/21 06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2 Blue Ja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12:28" calcext:value-type="date">
            <text:p>03/23/21 06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3 Purple Mart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8:15:36" calcext:value-type="date">
            <text:p>03/23/21 06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19:25" calcext:value-type="date">
            <text:p>03/23/21 06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5 Killde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22:44" calcext:value-type="date">
            <text:p>03/23/21 06:2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26:04" calcext:value-type="date">
            <text:p>03/23/21 06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29:10" calcext:value-type="date">
            <text:p>03/23/21 06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8 Sea Gul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8:32:16" calcext:value-type="date">
            <text:p>03/23/21 06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9 Pengui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35:23" calcext:value-type="date">
            <text:p>03/23/21 06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0 Swa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8:38:29" calcext:value-type="date">
            <text:p>03/23/21 06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1 Flaming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8:41:35" calcext:value-type="date">
            <text:p>03/23/21 06:4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2 Ostri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8:45:28" calcext:value-type="date">
            <text:p>03/23/21 06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3 Parro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48:34" calcext:value-type="date">
            <text:p>03/23/21 06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4 Hero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52:22" calcext:value-type="date">
            <text:p>03/23/21 06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55:28" calcext:value-type="date">
            <text:p>03/23/21 06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7 Ow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58:34" calcext:value-type="date">
            <text:p>03/23/21 06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8 Haw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9:01:40" calcext:value-type="date">
            <text:p>03/23/21 07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9 Turke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9:04:58" calcext:value-type="date">
            <text:p>03/23/21 07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30 Peacoc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9:08:04" calcext:value-type="date">
            <text:p>03/23/21 07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31 Pelica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9:11:10" calcext:value-type="date">
            <text:p>03/23/21 07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32 Roadrunn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9:14:16" calcext:value-type="date">
            <text:p>03/23/21 07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09:24:00" calcext:value-type="date">
            <text:p>03/29/21 09:2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09:27:08" calcext:value-type="date">
            <text:p>03/29/21 09:2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09:30:16" calcext:value-type="date">
            <text:p>03/29/21 09:3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09:34:30" calcext:value-type="date">
            <text:p>03/29/21 09:3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09:37:36" calcext:value-type="date">
            <text:p>03/29/21 09:3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09:40:41" calcext:value-type="date">
            <text:p>03/29/21 09:4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7 Robi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09:43:47" calcext:value-type="date">
            <text:p>03/29/21 09:4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09:46:53" calcext:value-type="date">
            <text:p>03/29/21 09:4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9 Cana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09:49:59" calcext:value-type="date">
            <text:p>03/29/21 09:4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09:53:04" calcext:value-type="date">
            <text:p>03/29/21 09:5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09:56:10" calcext:value-type="date">
            <text:p>03/29/21 09:5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09:59:57" calcext:value-type="date">
            <text:p>03/29/21 09:5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3 Purple Marti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03:03" calcext:value-type="date">
            <text:p>03/29/21 10:0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0:06:09" calcext:value-type="date">
            <text:p>03/29/21 10:0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5 Killde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09:14" calcext:value-type="date">
            <text:p>03/29/21 10:0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6 Mockingbi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12:20" calcext:value-type="date">
            <text:p>03/29/21 10:1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7 Mallar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0:15:26" calcext:value-type="date">
            <text:p>03/29/21 10:1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8 Sea Gul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19:13" calcext:value-type="date">
            <text:p>03/29/21 10:1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9 Pengu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0:22:18" calcext:value-type="date">
            <text:p>03/29/21 10:2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0:25:24" calcext:value-type="date">
            <text:p>03/29/21 10:2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1 Flaming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28:43" calcext:value-type="date">
            <text:p>03/29/21 10:2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2 Ostrich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31:48" calcext:value-type="date">
            <text:p>03/29/21 10:3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3 Parr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35:41" calcext:value-type="date">
            <text:p>03/29/21 10:3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4 Hero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38:47" calcext:value-type="date">
            <text:p>03/29/21 10:3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5 Dov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0:41:52" calcext:value-type="date">
            <text:p>03/29/21 10:4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7 Ow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44:58" calcext:value-type="date">
            <text:p>03/29/21 10:4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8 Haw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0:48:03" calcext:value-type="date">
            <text:p>03/29/21 10:4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9 Turkey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51:09" calcext:value-type="date">
            <text:p>03/29/21 10:5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30 Peacock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54:14" calcext:value-type="date">
            <text:p>03/29/21 10:5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31 Pelica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0:57:20" calcext:value-type="date">
            <text:p>03/29/21 10:5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32 Roadrunn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00:25" calcext:value-type="date">
            <text:p>03/29/21 11:0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03:41" calcext:value-type="date">
            <text:p>03/29/21 11:0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1:06:46" calcext:value-type="date">
            <text:p>03/29/21 11:0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09:51" calcext:value-type="date">
            <text:p>03/29/21 11:0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1:13:38" calcext:value-type="date">
            <text:p>03/29/21 11:1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16:44" calcext:value-type="date">
            <text:p>03/29/21 11:1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6 Orio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19:49" calcext:value-type="date">
            <text:p>03/29/21 11:1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22:54" calcext:value-type="date">
            <text:p>03/29/21 11:2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26:00" calcext:value-type="date">
            <text:p>03/29/21 11:2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9 Cana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1:29:05" calcext:value-type="date">
            <text:p>03/29/21 11:2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32:11" calcext:value-type="date">
            <text:p>03/29/21 11:3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35:16" calcext:value-type="date">
            <text:p>03/29/21 11:3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38:22" calcext:value-type="date">
            <text:p>03/29/21 11:3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41:27" calcext:value-type="date">
            <text:p>03/29/21 11:4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44:32" calcext:value-type="date">
            <text:p>03/29/21 11:4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5 Killde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47:38" calcext:value-type="date">
            <text:p>03/29/21 11:4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6 Mockingbir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50:43" calcext:value-type="date">
            <text:p>03/29/21 11:5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7 Malla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1:53:49" calcext:value-type="date">
            <text:p>03/29/21 11:5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8 Sea Gu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56:55" calcext:value-type="date">
            <text:p>03/29/21 11:5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9 Pengui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2:00:00" calcext:value-type="date">
            <text:p>03/29/21 12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03:06" calcext:value-type="date">
            <text:p>03/29/21 12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1 Flamingo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06:12" calcext:value-type="date">
            <text:p>03/29/21 12:0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2 Ostri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09:29" calcext:value-type="date">
            <text:p>03/29/21 12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3 Parrot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2:12:34" calcext:value-type="date">
            <text:p>03/29/21 12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4 Hero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15:40" calcext:value-type="date">
            <text:p>03/29/21 12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5 Dov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18:45" calcext:value-type="date">
            <text:p>03/29/21 12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2:21:51" calcext:value-type="date">
            <text:p>03/29/21 12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8 Hawk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2:24:56" calcext:value-type="date">
            <text:p>03/29/21 12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9 Turke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2:28:02" calcext:value-type="date">
            <text:p>03/29/21 12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30 Peacoc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2:31:07" calcext:value-type="date">
            <text:p>03/29/21 12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31 Pelica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2:34:13" calcext:value-type="date">
            <text:p>03/29/21 12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32 Roadrunner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37:18" calcext:value-type="date">
            <text:p>03/29/21 12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41:03" calcext:value-type="date">
            <text:p>03/29/21 12:4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44:09" calcext:value-type="date">
            <text:p>03/29/21 12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2:47:15" calcext:value-type="date">
            <text:p>03/29/21 12:4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4 Chickade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50:30" calcext:value-type="date">
            <text:p>03/29/21 12:5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5 Cardina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2:53:36" calcext:value-type="date">
            <text:p>03/29/21 12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56:42" calcext:value-type="date">
            <text:p>03/29/21 12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59:47" calcext:value-type="date">
            <text:p>03/29/21 12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02:53" calcext:value-type="date">
            <text:p>03/29/21 01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9 Cana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05:59" calcext:value-type="date">
            <text:p>03/29/21 01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09:04" calcext:value-type="date">
            <text:p>03/29/21 01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3:12:22" calcext:value-type="date">
            <text:p>03/29/21 01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2 Blue Ja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3:15:40" calcext:value-type="date">
            <text:p>03/29/21 01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18:45" calcext:value-type="date">
            <text:p>03/29/21 01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21:51" calcext:value-type="date">
            <text:p>03/29/21 01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24:57" calcext:value-type="date">
            <text:p>03/29/21 01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28:12" calcext:value-type="date">
            <text:p>03/29/21 01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7 Mallar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3:31:18" calcext:value-type="date">
            <text:p>03/29/21 01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8 Sea G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3:34:23" calcext:value-type="date">
            <text:p>03/29/21 01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9 Pengu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37:29" calcext:value-type="date">
            <text:p>03/29/21 01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0 Sw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40:34" calcext:value-type="date">
            <text:p>03/29/21 01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1 Flaming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3:43:40" calcext:value-type="date">
            <text:p>03/29/21 01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2 Ostri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3:46:46" calcext:value-type="date">
            <text:p>03/29/21 01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3 Parro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49:52" calcext:value-type="date">
            <text:p>03/29/21 01:4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4 Her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52:57" calcext:value-type="date">
            <text:p>03/29/21 01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5 Dov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3:56:03" calcext:value-type="date">
            <text:p>03/29/21 01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59:08" calcext:value-type="date">
            <text:p>03/29/21 01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7 Ow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02:14" calcext:value-type="date">
            <text:p>03/29/21 02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9 Turke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05:20" calcext:value-type="date">
            <text:p>03/29/21 02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30 Peacoc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09:07" calcext:value-type="date">
            <text:p>03/29/21 02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31 Pelic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12:13" calcext:value-type="date">
            <text:p>03/29/21 02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32 Roadrunn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15:18" calcext:value-type="date">
            <text:p>03/29/21 02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4:28:47" calcext:value-type="date">
            <text:p>03/29/21 02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 Sparrow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31:53" calcext:value-type="date">
            <text:p>03/29/21 02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4:34:58" calcext:value-type="date">
            <text:p>03/29/21 02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4 Chickade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4:38:03" calcext:value-type="date">
            <text:p>03/29/21 02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4:41:08" calcext:value-type="date">
            <text:p>03/29/21 02:4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6 Orio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44:55" calcext:value-type="date">
            <text:p>03/29/21 02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48:00" calcext:value-type="date">
            <text:p>03/29/21 02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4:51:05" calcext:value-type="date">
            <text:p>03/29/21 02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54:10" calcext:value-type="date">
            <text:p>03/29/21 02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0 Bluebi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57:29" calcext:value-type="date">
            <text:p>03/29/21 02:5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1 Warbler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00:34" calcext:value-type="date">
            <text:p>03/29/21 03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03:49" calcext:value-type="date">
            <text:p>03/29/21 03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5:06:55" calcext:value-type="date">
            <text:p>03/29/21 03:0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5:10:41" calcext:value-type="date">
            <text:p>03/29/21 03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14:01" calcext:value-type="date">
            <text:p>03/29/21 03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6 Mockingbi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5:17:06" calcext:value-type="date">
            <text:p>03/29/21 03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7 Mall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5:20:11" calcext:value-type="date">
            <text:p>03/29/21 03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8 Sea Gul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23:16" calcext:value-type="date">
            <text:p>03/29/21 03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9 Pengu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26:21" calcext:value-type="date">
            <text:p>03/29/21 03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30:20" calcext:value-type="date">
            <text:p>03/29/21 03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1 Flamingo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5:33:25" calcext:value-type="date">
            <text:p>03/29/21 03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2 Ostri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36:30" calcext:value-type="date">
            <text:p>03/29/21 03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3 Parro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39:35" calcext:value-type="date">
            <text:p>03/29/21 03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4 Her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5:42:40" calcext:value-type="date">
            <text:p>03/29/21 03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5 Dov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45:45" calcext:value-type="date">
            <text:p>03/29/21 03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49:44" calcext:value-type="date">
            <text:p>03/29/21 03:4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7 Ow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53:30" calcext:value-type="date">
            <text:p>03/29/21 03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8 Haw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5:56:35" calcext:value-type="date">
            <text:p>03/29/21 03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30 Peaco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5:59:40" calcext:value-type="date">
            <text:p>03/29/21 03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31 Pelic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6:02:45" calcext:value-type="date">
            <text:p>03/29/21 04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32 Roadrunn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6:05:50" calcext:value-type="date">
            <text:p>03/29/21 04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6:14:37" calcext:value-type="date">
            <text:p>03/29/21 04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6:17:42" calcext:value-type="date">
            <text:p>03/29/21 04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6:20:48" calcext:value-type="date">
            <text:p>03/29/21 04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6:23:53" calcext:value-type="date">
            <text:p>03/29/21 04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6:26:58" calcext:value-type="date">
            <text:p>03/29/21 04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6:30:04" calcext:value-type="date">
            <text:p>03/29/21 04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6:33:09" calcext:value-type="date">
            <text:p>03/29/21 04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6:36:56" calcext:value-type="date">
            <text:p>03/29/21 04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6:40:01" calcext:value-type="date">
            <text:p>03/29/21 04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6:43:07" calcext:value-type="date">
            <text:p>03/29/21 04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1 Warbl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6:46:12" calcext:value-type="date">
            <text:p>03/29/21 04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2 Blue Ja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6:50:05" calcext:value-type="date">
            <text:p>03/29/21 04:5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6:53:10" calcext:value-type="date">
            <text:p>03/29/21 04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4 Mourning Dov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6:56:15" calcext:value-type="date">
            <text:p>03/29/21 04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6:59:21" calcext:value-type="date">
            <text:p>03/29/21 04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7:03:07" calcext:value-type="date">
            <text:p>03/29/21 05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7 Mallar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7:06:13" calcext:value-type="date">
            <text:p>03/29/21 05:0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8 Sea Gul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7:09:18" calcext:value-type="date">
            <text:p>03/29/21 05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9 Pengu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7:13:05" calcext:value-type="date">
            <text:p>03/29/21 05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7:16:10" calcext:value-type="date">
            <text:p>03/29/21 05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1 Flaming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7:19:16" calcext:value-type="date">
            <text:p>03/29/21 05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2 Ostric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7:23:03" calcext:value-type="date">
            <text:p>03/29/21 05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3 Parro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7:26:08" calcext:value-type="date">
            <text:p>03/29/21 05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4 Heron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7:29:13" calcext:value-type="date">
            <text:p>03/29/21 05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5 Do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7:32:19" calcext:value-type="date">
            <text:p>03/29/21 05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6 Eag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7:35:24" calcext:value-type="date">
            <text:p>03/29/21 05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7 Ow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7:38:29" calcext:value-type="date">
            <text:p>03/29/21 05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8 Haw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7:41:45" calcext:value-type="date">
            <text:p>03/29/21 05:4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9 Turke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7:44:50" calcext:value-type="date">
            <text:p>03/29/21 05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31 Pelica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7:47:55" calcext:value-type="date">
            <text:p>03/29/21 05:4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32 Roadrunn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7:51:01" calcext:value-type="date">
            <text:p>03/29/21 05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13:07" calcext:value-type="date">
            <text:p>03/31/21 11:1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16:14" calcext:value-type="date">
            <text:p>03/31/21 11:1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19:21" calcext:value-type="date">
            <text:p>03/31/21 11:1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4 Chickade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22:29" calcext:value-type="date">
            <text:p>03/31/21 11:2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5 Cardina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25:36" calcext:value-type="date">
            <text:p>03/31/21 11:2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28:42" calcext:value-type="date">
            <text:p>03/31/21 11:2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31:47" calcext:value-type="date">
            <text:p>03/31/21 11:3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1:35:33" calcext:value-type="date">
            <text:p>03/31/21 11:3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9 Cana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1:41:08" calcext:value-type="date">
            <text:p>03/31/21 11:4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44:13" calcext:value-type="date">
            <text:p>03/31/21 11:4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1:47:18" calcext:value-type="date">
            <text:p>03/31/21 11:4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50:32" calcext:value-type="date">
            <text:p>03/31/21 11:5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1:53:37" calcext:value-type="date">
            <text:p>03/31/21 11:5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57:23" calcext:value-type="date">
            <text:p>03/31/21 11:5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00:28" calcext:value-type="date">
            <text:p>03/31/21 12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2:03:32" calcext:value-type="date">
            <text:p>03/31/21 12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7 Mallard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2:10:24" calcext:value-type="date">
            <text:p>03/31/21 12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8 Sea G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13:32" calcext:value-type="date">
            <text:p>03/31/21 12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9 Pengu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16:40" calcext:value-type="date">
            <text:p>03/31/21 12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0 Swan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19:48" calcext:value-type="date">
            <text:p>03/31/21 12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1 Flaming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23:37" calcext:value-type="date">
            <text:p>03/31/21 12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2 Ostri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2:26:57" calcext:value-type="date">
            <text:p>03/31/21 12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3 Parr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30:04" calcext:value-type="date">
            <text:p>03/31/21 12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4 Her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2:33:12" calcext:value-type="date">
            <text:p>03/31/21 12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5 Dov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36:18" calcext:value-type="date">
            <text:p>03/31/21 12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6 Eag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2:39:22" calcext:value-type="date">
            <text:p>03/31/21 12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7 Ow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43:07" calcext:value-type="date">
            <text:p>03/31/21 12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8 Hawk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46:12" calcext:value-type="date">
            <text:p>03/31/21 12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9 Turke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2:49:17" calcext:value-type="date">
            <text:p>03/31/21 12:4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30 Peacock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2:52:21" calcext:value-type="date">
            <text:p>03/31/21 12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32 Roadrunn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55:26" calcext:value-type="date">
            <text:p>03/31/21 12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5:49:35" calcext:value-type="date">
            <text:p>03/31/21 03:4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 Sparrow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5:52:43" calcext:value-type="date">
            <text:p>03/31/21 03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5:55:51" calcext:value-type="date">
            <text:p>03/31/21 03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5:58:59" calcext:value-type="date">
            <text:p>03/31/21 03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02:49" calcext:value-type="date">
            <text:p>03/31/21 04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05:57" calcext:value-type="date">
            <text:p>03/31/21 04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6:09:04" calcext:value-type="date">
            <text:p>03/31/21 04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8 Woodpeck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6:12:12" calcext:value-type="date">
            <text:p>03/31/21 04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9 Cana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6:15:20" calcext:value-type="date">
            <text:p>03/31/21 04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18:27" calcext:value-type="date">
            <text:p>03/31/21 04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6:21:34" calcext:value-type="date">
            <text:p>03/31/21 04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24:53" calcext:value-type="date">
            <text:p>03/31/21 04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28:41" calcext:value-type="date">
            <text:p>03/31/21 04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39:33" calcext:value-type="date">
            <text:p>03/31/21 04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42:42" calcext:value-type="date">
            <text:p>03/31/21 04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45:49" calcext:value-type="date">
            <text:p>03/31/21 04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7 Malla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48:57" calcext:value-type="date">
            <text:p>03/31/21 04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8 Sea Gull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6:52:05" calcext:value-type="date">
            <text:p>03/31/21 04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9 Pengu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55:24" calcext:value-type="date">
            <text:p>03/31/21 04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6:58:44" calcext:value-type="date">
            <text:p>03/31/21 04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1 Flaming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7:01:52" calcext:value-type="date">
            <text:p>03/31/21 05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2 Ostri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7:05:00" calcext:value-type="date">
            <text:p>03/31/21 05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3 Parro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7:08:08" calcext:value-type="date">
            <text:p>03/31/21 05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4 Her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7:11:15" calcext:value-type="date">
            <text:p>03/31/21 05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5 Do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7:14:21" calcext:value-type="date">
            <text:p>03/31/21 05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6 Eagl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7:17:28" calcext:value-type="date">
            <text:p>03/31/21 05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7 Ow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7:20:34" calcext:value-type="date">
            <text:p>03/31/21 05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8 Haw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7:23:41" calcext:value-type="date">
            <text:p>03/31/21 05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9 Turke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7:26:47" calcext:value-type="date">
            <text:p>03/31/21 05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30 Peaco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7:29:54" calcext:value-type="date">
            <text:p>03/31/21 05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31 Pelica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7:33:00" calcext:value-type="date">
            <text:p>03/31/21 05:33 PM</text:p>
          </table:table-cell>
        </table:table-row>
      </table:table>
      <table:table table:name="4" table:style-name="ta1">
        <table:table-column table:style-name="co2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3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9" table:default-cell-style-name="Default"/>
        <table:table-column table:style-name="co14" table:default-cell-style-name="ce8"/>
        <table:table-column table:style-name="co24" table:default-cell-style-name="ce8"/>
        <table:table-column table:style-name="co19" table:number-columns-repeated="2" table:default-cell-style-name="ce8"/>
        <table:table-column table:style-name="co25" table:default-cell-style-name="ce8"/>
        <table:table-column table:style-name="co19" table:default-cell-style-name="ce8"/>
        <table:table-column table:style-name="co26" table:default-cell-style-name="ce11"/>
        <table:table-row table:style-name="ro1">
          <table:table-cell office:value-type="string" calcext:value-type="string">
            <text:p>Winner: Hummingbird</text:p>
          </table:table-cell>
          <table:table-cell table:number-columns-repeated="2"/>
          <table:table-cell office:value-type="string" calcext:value-type="string">
            <text:p>Detail: Hummingbird and Goldfinch break away from the pack both winning an improbable number of away games. Hummingbird prevails and wins the season losing 2 games to Goldfinch and 1 to Sparrow</text:p>
          </table:table-cell>
          <table:table-cell table:number-columns-repeated="10"/>
          <table:table-cell table:style-name="Default" table:number-columns-repeated="7"/>
        </table:table-row>
        <table:table-row table:style-name="ro1">
          <table:table-cell table:number-columns-repeated="14"/>
          <table:table-cell table:style-name="Default" table:number-columns-repeated="7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13"/>
          <table:table-cell table:style-name="Default" office:value-type="string" calcext:value-type="string">
            <text:p>GAMES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home_win</text:p>
          </table:table-cell>
          <table:table-cell office:value-type="string" calcext:value-type="string">
            <text:p>home_loss</text:p>
          </table:table-cell>
          <table:table-cell office:value-type="string" calcext:value-type="string">
            <text:p>away_win</text:p>
          </table:table-cell>
          <table:table-cell office:value-type="string" calcext:value-type="string">
            <text:p>away_loss</text:p>
          </table:table-cell>
          <table:table-cell/>
          <table:table-cell table:style-name="Default" office:value-type="string" calcext:value-type="string">
            <text:p>home_team</text:p>
          </table:table-cell>
          <table:table-cell table:style-name="Default" office:value-type="string" calcext:value-type="string">
            <text:p>away_team</text:p>
          </table:table-cell>
          <table:table-cell table:style-name="Default" office:value-type="string" calcext:value-type="string">
            <text:p>home_score</text:p>
          </table:table-cell>
          <table:table-cell table:style-name="Default" office:value-type="string" calcext:value-type="string">
            <text:p>away_score</text:p>
          </table:table-cell>
          <table:table-cell table:style-name="Default" office:value-type="string" calcext:value-type="string">
            <text:p>ending_period</text:p>
          </table:table-cell>
          <table:table-cell table:style-name="Default" office:value-type="string" calcext:value-type="string">
            <text:p>home_wins</text:p>
          </table:table-cell>
          <table:table-cell table:style-name="Default" office:value-type="string" calcext:value-type="string">
            <text:p>played</text:p>
          </table:table-cell>
        </table:table-row>
        <table:table-row table:style-name="ro1">
          <table:table-cell office:value-type="string" calcext:value-type="string">
            <text:p>1 Hummingbird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5T18:00:52" calcext:value-type="date">
            <text:p>01/25/21 06:00 PM</text:p>
          </table:table-cell>
        </table:table-row>
        <table:table-row table:style-name="ro1">
          <table:table-cell office:value-type="string" calcext:value-type="string">
            <text:p>3 Goldfinch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1-26T13:23:32" calcext:value-type="date">
            <text:p>01/26/21 01:23 PM</text:p>
          </table:table-cell>
        </table:table-row>
        <table:table-row table:style-name="ro1">
          <table:table-cell office:value-type="string" calcext:value-type="string">
            <text:p>6 Oriol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-2" calcext:value-type="float">
            <text:p>-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6T16:44:04" calcext:value-type="date">
            <text:p>01/26/21 04:44 PM</text:p>
          </table:table-cell>
        </table:table-row>
        <table:table-row table:style-name="ro1">
          <table:table-cell office:value-type="string" calcext:value-type="string">
            <text:p>5 Cardinal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-8" calcext:value-type="float">
            <text:p>-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7T16:33:57" calcext:value-type="date">
            <text:p>01/27/21 04:33 PM</text:p>
          </table:table-cell>
        </table:table-row>
        <table:table-row table:style-name="ro1">
          <table:table-cell office:value-type="string" calcext:value-type="string">
            <text:p>2 Sparrow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-3" calcext:value-type="float">
            <text:p>-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7T22:00:41" calcext:value-type="date">
            <text:p>01/27/21 10:00 PM</text:p>
          </table:table-cell>
        </table:table-row>
        <table:table-row table:style-name="ro1">
          <table:table-cell office:value-type="string" calcext:value-type="string">
            <text:p>8 Woodpecker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8T12:26:15" calcext:value-type="date">
            <text:p>01/28/21 12:26 PM</text:p>
          </table:table-cell>
        </table:table-row>
        <table:table-row table:style-name="ro1">
          <table:table-cell office:value-type="string" calcext:value-type="string">
            <text:p>7 Robi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-6" calcext:value-type="float">
            <text:p>-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8T17:29:22" calcext:value-type="date">
            <text:p>01/28/21 05:29 PM</text:p>
          </table:table-cell>
        </table:table-row>
        <table:table-row table:style-name="ro1">
          <table:table-cell office:value-type="string" calcext:value-type="string">
            <text:p>4 Chickade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-9" calcext:value-type="float">
            <text:p>-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 Sparrow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9T13:16:23" calcext:value-type="date">
            <text:p>01/29/21 01:16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9T15:53:45" calcext:value-type="date">
            <text:p>01/29/21 03:53 PM</text:p>
          </table:table-cell>
        </table:table-row>
        <table:table-row table:style-name="ro1">
          <table:table-cell office:value-type="string" calcext:value-type="string">
            <text:p>Tiebreaker: Standings decided by points, wins, goal diff, head to head outcome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4 Chickade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1-29T17:58:38" calcext:value-type="date">
            <text:p>01/29/21 05:58 PM</text:p>
          </table:table-cell>
        </table:table-row>
        <table:table-row table:style-name="ro1">
          <table:table-cell office:value-type="string" calcext:value-type="string">
            <text:p>Started: 1/25/21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1-29T23:20:25" calcext:value-type="date">
            <text:p>01/29/21 11:20 PM</text:p>
          </table:table-cell>
        </table:table-row>
        <table:table-row table:style-name="ro1">
          <table:table-cell office:value-type="string" calcext:value-type="string">
            <text:p>Finished: 2/17/21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6 Orio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1T16:03:31" calcext:value-type="date">
            <text:p>02/01/21 04:03 PM</text:p>
          </table:table-cell>
        </table:table-row>
        <table:table-row table:style-name="ro1">
          <table:table-cell table:style-name="ce9" office:value-type="string" calcext:value-type="string">
            <text:p><text:span text:style-name="T1">Speed: </text:span><text:span text:style-name="T2">gameplayTickMilli = 1000, shootoutSec = 40, intermissionSec = 1020</text:span>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1T18:05:14" calcext:value-type="date">
            <text:p>02/01/21 06:05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1T20:26:53" calcext:value-type="date">
            <text:p>02/01/21 08:26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2T11:33:14" calcext:value-type="date">
            <text:p>02/02/21 11:33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2T13:35:48" calcext:value-type="date">
            <text:p>02/02/21 01:35 PM</text:p>
          </table:table-cell>
        </table:table-row>
        <table:table-row table:style-name="ro1">
          <table:table-cell office:value-type="string" calcext:value-type="string">
            <text:p>-- standing</text:p>
          </table:table-cell>
          <table:table-cell table:number-columns-repeated="13"/>
          <table:table-cell office:value-type="string" calcext:value-type="string">
            <text:p>3 Goldfinch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2T15:37:07" calcext:value-type="date">
            <text:p>02/02/21 03:37 PM</text:p>
          </table:table-cell>
        </table:table-row>
        <table:table-row table:style-name="ro1">
          <table:table-cell office:value-type="string" calcext:value-type="string">
            <text:p>SELECT concat(concat(t.id, ' '), t.name) as team, s.win, s.loss, s.otloss, s.point, s.gf, s.ga, s.gf - s.ga as diff, s.gp, s.home_win, s.home_loss, s.away_win, s.away_loss</text:p>
          </table:table-cell>
          <table:table-cell table:number-columns-repeated="13"/>
          <table:table-cell office:value-type="string" calcext:value-type="string">
            <text:p>3 Goldfinch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3T11:14:25" calcext:value-type="date">
            <text:p>02/03/21 11:14 AM</text:p>
          </table:table-cell>
        </table:table-row>
        <table:table-row table:style-name="ro1">
          <table:table-cell office:value-type="string" calcext:value-type="string">
            <text:p>FROM standing s join team t on s.team_id = t.id where s.season_id = 1</text:p>
          </table:table-cell>
          <table:table-cell table:number-columns-repeated="13"/>
          <table:table-cell office:value-type="string" calcext:value-type="string">
            <text:p>3 Goldfinch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3T13:51:30" calcext:value-type="date">
            <text:p>02/03/21 01:51 PM</text:p>
          </table:table-cell>
        </table:table-row>
        <table:table-row table:style-name="ro1">
          <table:table-cell office:value-type="string" calcext:value-type="string">
            <text:p>order by point desc, win desc, diff desc</text:p>
          </table:table-cell>
          <table:table-cell table:number-columns-repeated="13"/>
          <table:table-cell office:value-type="string" calcext:value-type="string">
            <text:p>3 Goldfinch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3T16:01:25" calcext:value-type="date">
            <text:p>02/03/21 04:01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3T18:02:46" calcext:value-type="date">
            <text:p>02/03/21 06:02 PM</text:p>
          </table:table-cell>
        </table:table-row>
        <table:table-row table:style-name="ro1">
          <table:table-cell office:value-type="string" calcext:value-type="string">
            <text:p>-- game</text:p>
          </table:table-cell>
          <table:table-cell table:number-columns-repeated="13"/>
          <table:table-cell office:value-type="string" calcext:value-type="string">
            <text:p>4 Chickadee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3T20:51:42" calcext:value-type="date">
            <text:p>02/03/21 08:51 PM</text:p>
          </table:table-cell>
        </table:table-row>
        <table:table-row table:style-name="ro1">
          <table:table-cell office:value-type="string" calcext:value-type="string">
            <text:p>SELECT (SELECT concat(concat(id, ' '), name) FROM team t WHERE t.id = g.home_team_id) as home_team, (SELECT concat(concat(id, ' '), name) FROM team t WHERE t.id = g.away_team_id) as away_team,</text:p>
          </table:table-cell>
          <table:table-cell table:number-columns-repeated="13"/>
          <table:table-cell office:value-type="string" calcext:value-type="string">
            <text:p>4 Chickadee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4T10:54:17" calcext:value-type="date">
            <text:p>02/04/21 10:54 AM</text:p>
          </table:table-cell>
        </table:table-row>
        <table:table-row table:style-name="ro1">
          <table:table-cell office:value-type="string" calcext:value-type="string">
            <text:p>home_score, away_score, ending_period, home_score &gt; away_score as home_wins, updated as played FROM game g where g.season_id = 1</text:p>
          </table:table-cell>
          <table:table-cell table:number-columns-repeated="13"/>
          <table:table-cell office:value-type="string" calcext:value-type="string">
            <text:p>4 Chickadee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4T13:15:53" calcext:value-type="date">
            <text:p>02/04/21 01:15 PM</text:p>
          </table:table-cell>
        </table:table-row>
        <table:table-row table:style-name="ro1">
          <table:table-cell office:value-type="string" calcext:value-type="string">
            <text:p>-- and (home_team_id = 5 or away_team_id = 5)</text:p>
          </table:table-cell>
          <table:table-cell table:number-columns-repeated="13"/>
          <table:table-cell office:value-type="string" calcext:value-type="string">
            <text:p>4 Chickadee</text:p>
          </table:table-cell>
          <table:table-cell office:value-type="string" calcext:value-type="string">
            <text:p>5 Cardin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4T15:18:37" calcext:value-type="date">
            <text:p>02/04/21 03:18 PM</text:p>
          </table:table-cell>
        </table:table-row>
        <table:table-row table:style-name="ro1">
          <table:table-cell office:value-type="string" calcext:value-type="string">
            <text:p>and ending_period is not null order by id desc</text:p>
          </table:table-cell>
          <table:table-cell table:number-columns-repeated="13"/>
          <table:table-cell office:value-type="string" calcext:value-type="string">
            <text:p>4 Chickadee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4T17:42:59" calcext:value-type="date">
            <text:p>02/04/21 05:42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5T11:59:33" calcext:value-type="date">
            <text:p>02/05/21 11:59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5T16:44:07" calcext:value-type="date">
            <text:p>02/05/21 04:44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8T15:03:02" calcext:value-type="date">
            <text:p>02/08/21 03:03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2 Sparro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8T17:04:32" calcext:value-type="date">
            <text:p>02/08/21 05:04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8T19:05:50" calcext:value-type="date">
            <text:p>02/08/21 07:05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9T10:02:15" calcext:value-type="date">
            <text:p>02/09/21 10:02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9T12:03:12" calcext:value-type="date">
            <text:p>02/09/21 12:03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9T14:13:14" calcext:value-type="date">
            <text:p>02/09/21 02:13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9T16:20:13" calcext:value-type="date">
            <text:p>02/09/21 04:20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0T11:01:12" calcext:value-type="date">
            <text:p>02/10/21 11:01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0T13:02:00" calcext:value-type="date">
            <text:p>02/10/21 01:02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0T15:09:00" calcext:value-type="date">
            <text:p>02/10/21 03:09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0T17:09:09" calcext:value-type="date">
            <text:p>02/10/21 05:09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1T09:40:26" calcext:value-type="date">
            <text:p>02/11/21 09:40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1T10:11:50" calcext:value-type="date">
            <text:p>02/11/21 10:11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1T10:43:03" calcext:value-type="date">
            <text:p>02/11/21 10:43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1T13:21:03" calcext:value-type="date">
            <text:p>02/11/21 01:21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1T15:41:21" calcext:value-type="date">
            <text:p>02/11/21 03:41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1T17:42:28" calcext:value-type="date">
            <text:p>02/11/21 05:42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2T09:05:26" calcext:value-type="date">
            <text:p>02/12/21 09:05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2T09:44:30" calcext:value-type="date">
            <text:p>02/12/21 09:44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6 Oriol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2T10:15:37" calcext:value-type="date">
            <text:p>02/12/21 10:15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2T10:46:45" calcext:value-type="date">
            <text:p>02/12/21 10:46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2T14:13:05" calcext:value-type="date">
            <text:p>02/12/21 02:13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2 Sparrow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2T16:14:23" calcext:value-type="date">
            <text:p>02/12/21 04:14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2T18:16:39" calcext:value-type="date">
            <text:p>02/12/21 06:16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4 Chickade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3T01:31:30" calcext:value-type="date">
            <text:p>02/13/21 01:31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5 Cardin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4T18:46:14" calcext:value-type="date">
            <text:p>02/14/21 06:46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6 Orio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7T14:40:32" calcext:value-type="date">
            <text:p>02/17/21 02:40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7T16:43:04" calcext:value-type="date">
            <text:p>02/17/21 04:43 PM</text:p>
          </table:table-cell>
        </table:table-row>
      </table:table>
      <table:table table:name="3" table:style-name="ta1">
        <table:table-column table:style-name="co2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default-cell-style-name="Default"/>
        <table:table-column table:style-name="co2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9" table:default-cell-style-name="Default"/>
        <table:table-column table:style-name="co29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Winner: Woodpecker</text:p>
          </table:table-cell>
          <table:table-cell table:number-columns-repeated="2"/>
          <table:table-cell office:value-type="string" calcext:value-type="string">
            <text:p>Detail: Woodpecker wins season 3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13"/>
          <table:table-cell office:value-type="string" calcext:value-type="string">
            <text:p>GAM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home_win</text:p>
          </table:table-cell>
          <table:table-cell office:value-type="string" calcext:value-type="string">
            <text:p>home_loss</text:p>
          </table:table-cell>
          <table:table-cell office:value-type="string" calcext:value-type="string">
            <text:p>away_win</text:p>
          </table:table-cell>
          <table:table-cell office:value-type="string" calcext:value-type="string">
            <text:p>away_loss</text:p>
          </table:table-cell>
          <table:table-cell/>
          <table:table-cell office:value-type="string" calcext:value-type="string">
            <text:p>home_team</text:p>
          </table:table-cell>
          <table:table-cell office:value-type="string" calcext:value-type="string">
            <text:p>away_team</text:p>
          </table:table-cell>
          <table:table-cell office:value-type="string" calcext:value-type="string">
            <text:p>home_score</text:p>
          </table:table-cell>
          <table:table-cell office:value-type="string" calcext:value-type="string">
            <text:p>away_score</text:p>
          </table:table-cell>
          <table:table-cell office:value-type="string" calcext:value-type="string">
            <text:p>ending_period</text:p>
          </table:table-cell>
          <table:table-cell office:value-type="string" calcext:value-type="string">
            <text:p>home_wins</text:p>
          </table:table-cell>
        </table:table-row>
        <table:table-row table:style-name="ro1">
          <table:table-cell office:value-type="string" calcext:value-type="string">
            <text:p>8 Woodpecker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 Sparrow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3 Goldfinch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 Canary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 Goldfinch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 Bluebird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 Mourning Dove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 Purple Martin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 Cardinal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 Hummingbird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91" calcext:value-type="float">
            <text:p>91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0 Bluebir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 Warbler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 Chickadee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2 Blue Ja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 Mockingbird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 Robi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4 Mourning Do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 Oriol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5 Killdeer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5 Killde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-22" calcext:value-type="float">
            <text:p>-2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6 Mockingbird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 Blue Jay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office:value-type="float" office:value="101" calcext:value-type="float">
            <text:p>101</text:p>
          </table:table-cell>
          <table:table-cell office:value-type="float" office:value="-24" calcext:value-type="float">
            <text:p>-2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 Sparrow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3 Goldfinc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ebreaker: Standings decided by points, wins, goal diff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e: 2020-04-20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Speed: <text:span text:style-name="T3">gameplayTickMilli = 50, shootoutSec = 12, intermissionSec = 12</text:span>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6 Oriol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- standing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LECT concat(concat(t.id, ' '), t.name) as team, s.win, s.loss, s.otloss, s.point, s.gf, s.ga, s.gf - s.ga as diff, s.gp, s.home_win, s.home_loss, s.away_win, s.away_loss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M standing s join team t on s.team_id = t.id where s.season_id = 1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0 Bluebi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der by point desc, win desc, diff desc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12 Blue Ja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- game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LECT (SELECT concat(concat(id, ' '), name) FROM team t WHERE t.id = g.home_team_id) as home_team, (SELECT concat(concat(id, ' '), name) FROM team t WHERE t.id = g.away_team_id) as away_team,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me_score, away_score, ending_period, home_score &gt; away_score as home_wins FROM game g where g.season_id = 1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- and (home_team_id = 5 or away_team_id = 5)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6 Mockingbi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 ending_period is not null order by id desc</text:p>
          </table:table-cell>
          <table:table-cell table:number-columns-repeated="13"/>
          <table:table-cell office:value-type="string" calcext:value-type="string">
            <text:p>3 Goldfinch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6 Oriol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2 Blue Ja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3 Purple Marti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2 Sparrow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7 Robi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9 Canary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0 Bluebird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 Hummingbir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4 Chickade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6 Oriol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5 Killde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9 Cana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2 Blue Ja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6 Mockingbir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3 Goldfin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5 Cardin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4 Mourning Dov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6 Mockingbird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0 Bluebir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3 Purple Mart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5 Killdeer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3 Goldfinch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8 Woodpecker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3 Purple Marti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4 Mourning Do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3 Goldfinch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2 Blue Ja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5 Cardina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6 Oriol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9 Canary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0 Blue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6 Mockingbi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6 Orio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8 Woodpeck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0 Bluebir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1 Warbler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3 Purple Mart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4 Mourning Dov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6 Orio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5 Killde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6 Mockingbird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3 Goldfin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6 Orio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7 Rob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9 Cana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2 Blue Ja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3 Purple Mart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4 Mourning Dov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6 Mockingbi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2 Sparrow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0 Bluebi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</table:table>
      <table:table table:name="2" table:style-name="ta1">
        <table:table-column table:style-name="co3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2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9" table:default-cell-style-name="Default"/>
        <table:table-column table:style-name="co31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19" table:number-columns-repeated="3" table:default-cell-style-name="Default"/>
        <table:table-row table:style-name="ro1">
          <table:table-cell office:value-type="string" calcext:value-type="string">
            <text:p>Winner: Oriole</text:p>
          </table:table-cell>
          <table:table-cell table:number-columns-repeated="2"/>
          <table:table-cell office:value-type="string" calcext:value-type="string">
            <text:p>Detail: Oriole wins season 2</text:p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13"/>
          <table:table-cell office:value-type="string" calcext:value-type="string">
            <text:p>GAM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home_win</text:p>
          </table:table-cell>
          <table:table-cell office:value-type="string" calcext:value-type="string">
            <text:p>home_loss</text:p>
          </table:table-cell>
          <table:table-cell office:value-type="string" calcext:value-type="string">
            <text:p>away_win</text:p>
          </table:table-cell>
          <table:table-cell office:value-type="string" calcext:value-type="string">
            <text:p>away_loss</text:p>
          </table:table-cell>
          <table:table-cell/>
          <table:table-cell office:value-type="string" calcext:value-type="string">
            <text:p>home_team</text:p>
          </table:table-cell>
          <table:table-cell office:value-type="string" calcext:value-type="string">
            <text:p>away_team</text:p>
          </table:table-cell>
          <table:table-cell office:value-type="string" calcext:value-type="string">
            <text:p>home_score</text:p>
          </table:table-cell>
          <table:table-cell office:value-type="string" calcext:value-type="string">
            <text:p>away_score</text:p>
          </table:table-cell>
          <table:table-cell office:value-type="string" calcext:value-type="string">
            <text:p>ending_period</text:p>
          </table:table-cell>
          <table:table-cell/>
          <table:table-cell office:value-type="string" calcext:value-type="string">
            <text:p>-- standing</text:p>
          </table:table-cell>
          <table:table-cell/>
        </table:table-row>
        <table:table-row table:style-name="ro1">
          <table:table-cell office:value-type="string" calcext:value-type="string">
            <text:p>6 Oriol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Sparrow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 t.name, s.win, s.loss, s.otloss, s.point, s.gf, s.ga, s.gf - s.ga as diff, s.gp, s.home_win, s.home_loss, s.away_win, s.away_loss</text:p>
          </table:table-cell>
          <table:table-cell/>
        </table:table-row>
        <table:table-row table:style-name="ro1">
          <table:table-cell office:value-type="string" calcext:value-type="string">
            <text:p>3 Goldfinch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ROM standing s join team t on s.team_id = t.id where s.season_id = 1</text:p>
          </table:table-cell>
          <table:table-cell/>
        </table:table-row>
        <table:table-row table:style-name="ro1">
          <table:table-cell office:value-type="string" calcext:value-type="string">
            <text:p>5 Cardinal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Chickad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rder by point desc, win desc, diff desc;</text:p>
          </table:table-cell>
          <table:table-cell/>
        </table:table-row>
        <table:table-row table:style-name="ro1">
          <table:table-cell office:value-type="string" calcext:value-type="string">
            <text:p>1 Hummingbi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Cardina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Chickade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-10" calcext:value-type="float">
            <text:p>-1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Orio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-- game</text:p>
          </table:table-cell>
          <table:table-cell/>
        </table:table-row>
        <table:table-row table:style-name="ro1">
          <table:table-cell office:value-type="string" calcext:value-type="string">
            <text:p>7 Robin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 (SELECT name FROM team t WHERE t.id = g.home_team_id) as home_team,</text:p>
          </table:table-cell>
          <table:table-cell/>
        </table:table-row>
        <table:table-row table:style-name="ro1">
          <table:table-cell office:value-type="string" calcext:value-type="string">
            <text:p>2 Sparrow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-4" calcext:value-type="float">
            <text:p>-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Woodpeck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<text:s text:c="3"/>(SELECT name FROM team t WHERE t.id = g.away_team_id) as away_team,</text:p>
          </table:table-cell>
        </table:table-row>
        <table:table-row table:style-name="ro1"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-23" calcext:value-type="float">
            <text:p>-2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parrow</text:p>
          </table:table-cell>
          <table:table-cell office:value-type="string" calcext:value-type="string">
            <text:p>Hummingbir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ome_score, away_score, ending_period FROM game g where g.season_id = 1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Sparrow</text:p>
          </table:table-cell>
          <table:table-cell office:value-type="string" calcext:value-type="string">
            <text:p>Goldfin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-- and home_team_id = 8 or away_team_id = 8;</text:p>
          </table:table-cell>
          <table:table-cell/>
        </table:table-row>
        <table:table-row table:style-name="ro1">
          <table:table-cell office:value-type="string" calcext:value-type="string">
            <text:p>Tiebreaker: Standings decided by points, wins, goal diff</text:p>
          </table:table-cell>
          <table:table-cell table:number-columns-repeated="13"/>
          <table:table-cell office:value-type="string" calcext:value-type="string">
            <text:p>Sparrow</text:p>
          </table:table-cell>
          <table:table-cell office:value-type="string" calcext:value-type="string">
            <text:p>Chickade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e: 2020-04-10</text:p>
          </table:table-cell>
          <table:table-cell table:number-columns-repeated="13"/>
          <table:table-cell office:value-type="string" calcext:value-type="string">
            <text:p>Sparrow</text:p>
          </table:table-cell>
          <table:table-cell office:value-type="string" calcext:value-type="string">
            <text:p>Cardin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Speed: <text:span text:style-name="T3">gameplayTickMilli = 130, shootoutSec = 15, intermissionSec = 30</text:span></text:p>
          </table:table-cell>
          <table:table-cell table:number-columns-repeated="13"/>
          <table:table-cell office:value-type="string" calcext:value-type="string">
            <text:p>Sparrow</text:p>
          </table:table-cell>
          <table:table-cell office:value-type="string" calcext:value-type="string">
            <text:p>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parrow</text:p>
          </table:table-cell>
          <table:table-cell office:value-type="string" calcext:value-type="string">
            <text:p>Robi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parrow</text:p>
          </table:table-cell>
          <table:table-cell office:value-type="string" calcext:value-type="string">
            <text:p>Woodpecker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Humming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Sparro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Chickad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Cardina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Robi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Woodpeck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Humming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Sparr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Goldfin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Orio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Rob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Woodpeck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Humm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Sparr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Chickad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Robi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Woodpeck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Humming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Sparrow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Goldfinc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Cardina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Robi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Woodpeck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Hummingbir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Sparrow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Chickade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Cardin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Orio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Woodpeck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Hummingbi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Sparro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Goldfinch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Chickade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Cardin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Oriol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Rob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</table:table>
      <table:table table:name="1" table:style-name="ta1">
        <table:table-column table:style-name="co19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8" table:default-cell-style-name="Default"/>
        <table:table-column table:style-name="co19" table:number-columns-repeated="6" table:default-cell-style-name="Default"/>
        <table:table-row table:style-name="ro1">
          <table:table-cell office:value-type="string" calcext:value-type="string">
            <text:p>Winner: Goldfinch</text:p>
          </table:table-cell>
          <table:table-cell table:number-columns-repeated="2"/>
          <table:table-cell office:value-type="string" calcext:value-type="string">
            <text:p>Detail: Goldfinch wins the first scoreboard season on a goal diff tiebreaker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9"/>
          <table:table-cell office:value-type="string" calcext:value-type="string">
            <text:p>GAM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/>
          <table:table-cell office:value-type="string" calcext:value-type="string">
            <text:p>home_team</text:p>
          </table:table-cell>
          <table:table-cell office:value-type="string" calcext:value-type="string">
            <text:p>away_team</text:p>
          </table:table-cell>
          <table:table-cell office:value-type="string" calcext:value-type="string">
            <text:p>home_score</text:p>
          </table:table-cell>
          <table:table-cell office:value-type="string" calcext:value-type="string">
            <text:p>away_score</text:p>
          </table:table-cell>
          <table:table-cell office:value-type="string" calcext:value-type="string">
            <text:p>ending_period</text:p>
          </table:table-cell>
        </table:table-row>
        <table:table-row table:style-name="ro1">
          <table:table-cell office:value-type="string" calcext:value-type="string">
            <text:p>Brickway</text:p>
          </table:table-cell>
          <table:table-cell office:value-type="string" calcext:value-type="string">
            <text:p>Hummingbir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Sparrow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ickway</text:p>
          </table:table-cell>
          <table:table-cell office:value-type="string" calcext:value-type="string">
            <text:p>Sparrow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Goldfinch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perdome</text:p>
          </table:table-cell>
          <table:table-cell office:value-type="string" calcext:value-type="string">
            <text:p>Goldfin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Chickade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lluride</text:p>
          </table:table-cell>
          <table:table-cell office:value-type="string" calcext:value-type="string">
            <text:p>Chickade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parrow</text:p>
          </table:table-cell>
          <table:table-cell office:value-type="string" calcext:value-type="string">
            <text:p>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Sparrow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*standings order determined by points, win, diff overall</text:p>
          </table:table-cell>
          <table:table-cell table:number-columns-repeated="9"/>
          <table:table-cell office:value-type="string" calcext:value-type="string">
            <text:p>Sparrow</text:p>
          </table:table-cell>
          <table:table-cell office:value-type="string" calcext:value-type="string">
            <text:p>Chickad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*then points, win, diff in games between tied teams</text:p>
          </table:table-cell>
          <table:table-cell table:number-columns-repeated="9"/>
          <table:table-cell office:value-type="string" calcext:value-type="string">
            <text:p>Goldfinch</text:p>
          </table:table-cell>
          <table:table-cell office:value-type="string" calcext:value-type="string">
            <text:p>Humming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Goldfinch</text:p>
          </table:table-cell>
          <table:table-cell office:value-type="string" calcext:value-type="string">
            <text:p>Sparrow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te: 2020-04-03</text:p>
          </table:table-cell>
          <table:table-cell table:number-columns-repeated="9"/>
          <table:table-cell office:value-type="string" calcext:value-type="string">
            <text:p>Goldfinch</text:p>
          </table:table-cell>
          <table:table-cell office:value-type="string" calcext:value-type="string">
            <text:p>Chickade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9" office:value-type="string" calcext:value-type="string">
            <text:p>Speed: <text:span text:style-name="T3">gameplayTickMilli = 1000, shootoutSec = 40, intermissionSec = 1020</text:span></text:p>
          </table:table-cell>
          <table:table-cell table:number-columns-repeated="9"/>
          <table:table-cell office:value-type="string" calcext:value-type="string">
            <text:p>Chickadee</text:p>
          </table:table-cell>
          <table:table-cell office:value-type="string" calcext:value-type="string">
            <text:p>Humm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hickadee</text:p>
          </table:table-cell>
          <table:table-cell office:value-type="string" calcext:value-type="string">
            <text:p>Sparrow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hickadee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2">
          <table:table-cell table:style-name="ce12" office:value-type="string" calcext:value-type="string">
            <text:p>SELECT (SELECT name FROM team t WHERE t.id = g.home_team_id) as home_team,</text:p>
          </table:table-cell>
          <table:table-cell table:number-columns-repeated="14"/>
        </table:table-row>
        <table:table-row table:style-name="ro2">
          <table:table-cell table:style-name="ce12" office:value-type="string" calcext:value-type="string">
            <text:p><text:s text:c="4"/>(SELECT name FROM team t WHERE t.id = g.away_team_id) as away_team,</text:p>
          </table:table-cell>
          <table:table-cell table:number-columns-repeated="14"/>
        </table:table-row>
        <table:table-row table:style-name="ro2">
          <table:table-cell table:style-name="ce12" office:value-type="string" calcext:value-type="string">
            <text:p><text:s/>home_score, away_score, ending_period FROM game g;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2">
          <table:table-cell table:style-name="ce12" office:value-type="string" calcext:value-type="string">
            <text:p>SELECT t.location, t.name, s.win, s.loss, s.otloss, s.point, s.gf, s.ga</text:p>
          </table:table-cell>
          <table:table-cell table:number-columns-repeated="14"/>
        </table:table-row>
        <table:table-row table:style-name="ro2">
          <table:table-cell table:style-name="ce12" office:value-type="string" calcext:value-type="string">
            <text:p>FROM standing s join team t on s.team_id = t.id;</text:p>
          </table:table-cell>
          <table:table-cell table:number-columns-repeated="14"/>
        </table:table-row>
      </table:table>
      <table:table table:name="data insert" table:style-name="ta1">
        <table:table-column table:style-name="co35" table:default-cell-style-name="Default"/>
        <table:table-column table:style-name="co36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23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0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41" table:default-cell-style-name="Default"/>
        <table:table-row table:style-name="ro1">
          <table:table-cell office:value-type="string" calcext:value-type="string">
            <text:p>To export data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In MySQL Workbench – Server</text:p>
          </table:table-cell>
          <table:table-cell table:number-columns-repeated="21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eason_id</text:p>
          </table:table-cell>
          <table:table-cell office:value-type="string" calcext:value-type="string">
            <text:p>team_id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home_win</text:p>
          </table:table-cell>
          <table:table-cell office:value-type="string" calcext:value-type="string">
            <text:p>home_loss</text:p>
          </table:table-cell>
          <table:table-cell office:value-type="string" calcext:value-type="string">
            <text:p>home_tie</text:p>
          </table:table-cell>
          <table:table-cell office:value-type="string" calcext:value-type="string">
            <text:p>home_otloss</text:p>
          </table:table-cell>
          <table:table-cell office:value-type="string" calcext:value-type="string">
            <text:p>home_point</text:p>
          </table:table-cell>
          <table:table-cell office:value-type="string" calcext:value-type="string">
            <text:p>home_gp</text:p>
          </table:table-cell>
          <table:table-cell office:value-type="string" calcext:value-type="string">
            <text:p>away_win</text:p>
          </table:table-cell>
          <table:table-cell office:value-type="string" calcext:value-type="string">
            <text:p>away_loss</text:p>
          </table:table-cell>
          <table:table-cell office:value-type="string" calcext:value-type="string">
            <text:p>away_ie</text:p>
          </table:table-cell>
          <table:table-cell office:value-type="string" calcext:value-type="string">
            <text:p>away_otloss</text:p>
          </table:table-cell>
          <table:table-cell office:value-type="string" calcext:value-type="string">
            <text:p>away_point</text:p>
          </table:table-cell>
          <table:table-cell office:value-type="string" calcext:value-type="string">
            <text:p>away_gp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12" office:value-type="string" calcext:value-type="string">
            <text:p>nul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12" office:value-type="string" calcext:value-type="string">
            <text:p>nul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12" office:value-type="string" calcext:value-type="string">
            <text:p>nul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12" office:value-type="string" calcext:value-type="string">
            <text:p>n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Lucida Sans" svg:font-family="'Lucida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0">00/00/0000</text:date>, <text:time style:data-style-name="N2" text:time-value="21:03:58.1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4T15:08:14.219000000</meta:creation-date>
    <meta:generator>LibreOffice/6.3.4.2$Windows_X86_64 LibreOffice_project/60da17e045e08f1793c57c00ba83cdfce946d0aa</meta:generator>
    <dc:date>2021-06-10T21:10:58.851000000</dc:date>
    <meta:editing-duration>P6DT15H30M2S</meta:editing-duration>
    <meta:editing-cycles>40</meta:editing-cycles>
    <meta:document-statistic meta:table-count="8" meta:cell-count="10788" meta:object-count="0"/>
  </office:meta>
</office:document-meta>
</file>